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64pt"/>
    </style:style>
    <style:style style:name="co5" style:family="table-column">
      <style:table-column-properties fo:break-before="auto" style:column-width="94.71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liteEightSeedDistribu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ed Distributions for the Elite Eight Posi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/>'0_01'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'1_02'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04'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'1_03'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05'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'1_06'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08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1_07'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09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1_10'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12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1_11'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13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1_14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0_16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1_15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/>'2_01'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'3_02'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04'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'3_03'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05'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'3_06'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08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3_07'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09'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'3_10'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12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3_11'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13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3_14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2_16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3_15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/>'4_01'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'5_02'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04'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'5_03'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05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5_06'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08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5_07'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09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5_10'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12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5_11'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13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5_14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4_16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5_15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<text:s/>'6_01'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'7_02'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04'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'7_03'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05'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'7_06'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08'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'7_07'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09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7_10'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12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7_11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13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7_14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'6_16'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'7_15'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7"/>
          <table:table-cell table:style-name="ce3" office:value-type="string" calcext:value-type="string">
            <text:p>Pooled, Top:</text:p>
          </table:table-cell>
          <table:table-cell table:style-name="ce5" table:number-columns-repeated="6"/>
          <table:table-cell table:number-columns-repeated="5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4" office:value-type="string" calcext:value-type="string">
            <text:p>Seed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pdf</text:p>
          </table:table-cell>
          <table:table-cell table:style-name="ce5" office:value-type="string" calcext:value-type="string">
            <text:p>Trunc pdf</text:p>
          </table:table-cell>
          <table:table-cell table:style-name="ce5" office:value-type="string" calcext:value-type="string">
            <text:p>Exp. Count</text:p>
          </table:table-cell>
          <table:table-cell table:style-name="ce5"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1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1*[.B41]" office:value-type="float" office:value="94" calcext:value-type="float">
            <text:p>94</text:p>
          </table:table-cell>
          <table:table-cell table:formula="of:=(1-[.C$50])^(0)*[.C$50]" office:value-type="float" office:value="0.623853211009174" calcext:value-type="float">
            <text:p>0.623853211</text:p>
          </table:table-cell>
          <table:table-cell table:formula="of:=[.D41]/[.D$50]" office:value-type="float" office:value="0.624103311968464" calcext:value-type="float">
            <text:p>0.624103312</text:p>
          </table:table-cell>
          <table:table-cell table:formula="of:=[.B$49]*[.E41]" office:value-type="float" office:value="84.8780504277111" calcext:value-type="float">
            <text:p>84.8780504277</text:p>
          </table:table-cell>
          <table:table-cell table:formula="of:=([.B41]-[.F41])^2/[.F41]" office:value-type="float" office:value="0.98034725797867" calcext:value-type="float">
            <text:p>0.98034725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float" office:value="45" calcext:value-type="float">
            <office:annotation draw:style-name="gr1" draw:text-style-name="P2" svg:width="82.18pt" svg:height="28.09pt" svg:x="611.09pt" svg:y="469.47pt" draw:caption-point-x="-17.29pt" draw:caption-point-y="42.8pt">
              <dc:date>2018-04-06T00:00:00</dc:date>
              <text:p text:style-name="P1"><text:span text:style-name="T1">Actual Count is 94</text:span></text:p>
            </office:annotation>
            <text:p>45</text:p>
          </table:table-cell>
          <table:table-cell table:style-name="ce5" table:formula="of:=1*[.J41]" office:value-type="float" office:value="45" calcext:value-type="float">
            <text:p>45</text:p>
          </table:table-cell>
          <table:table-cell table:style-name="ce5" table:formula="of:=(1-[.K$48])^(0)*[.K$48]" office:value-type="float" office:value="0.514792899408284" calcext:value-type="float">
            <text:p>0.5147928994</text:p>
          </table:table-cell>
          <table:table-cell table:style-name="ce5" table:formula="of:=[.L41]/[.L$48]" office:value-type="float" office:value="0.521599020216949" calcext:value-type="float">
            <text:p>0.5215990202</text:p>
          </table:table-cell>
          <table:table-cell table:style-name="ce5" table:formula="of:=[.J$47]*[.M41]" office:value-type="float" office:value="45.3791147588746" calcext:value-type="float">
            <text:p>45.3791147589</text:p>
          </table:table-cell>
          <table:table-cell table:style-name="ce5" table:formula="of:=([.J41]-[.N41])^2/[.N41]" office:value-type="float" office:value="0.00316727201842192" calcext:value-type="float">
            <text:p>0.003167272</text:p>
          </table:table-cell>
          <table:table-cell/>
          <table:table-cell table:style-name="ce7" table:formula="of:=49/136" office:value-type="float" office:value="0.360294117647059" calcext:value-type="float">
            <text:p>0.3602941176</text:p>
          </table:table-cell>
          <table:table-cell table:style-name="ce7" table:formula="of:=1-[.Q41]" office:value-type="float" office:value="0.639705882352941" calcext:value-type="float">
            <text:p>0.6397058824</text:p>
          </table:table-cell>
          <table:table-cell table:style-name="ce7" table:formula="of:=[.Q41] + [.R41] * [.M41]" office:value-type="float" office:value="0.693964079109372" calcext:value-type="float">
            <text:p>0.6939640791</text:p>
          </table:table-cell>
          <table:table-cell table:style-name="ce7" table:formula="of:=[.S41] * 136" office:value-type="float" office:value="94.3791147588746" calcext:value-type="float">
            <text:p>94.3791147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2*[.B42]" office:value-type="float" office:value="42" calcext:value-type="float">
            <text:p>42</text:p>
          </table:table-cell>
          <table:table-cell table:formula="of:=(1-[.C$50])^(1)*[.C$50]" office:value-type="float" office:value="0.234660382122717" calcext:value-type="float">
            <text:p>0.2346603821</text:p>
          </table:table-cell>
          <table:table-cell table:formula="of:=[.D42]/[.D$50]" office:value-type="float" office:value="0.234754456795477" calcext:value-type="float">
            <text:p>0.2347544568</text:p>
          </table:table-cell>
          <table:table-cell table:formula="of:=[.B$49]*[.E42]" office:value-type="float" office:value="31.9266061241849" calcext:value-type="float">
            <text:p>31.9266061242</text:p>
          </table:table-cell>
          <table:table-cell table:formula="of:=([.B42]-[.F42])^2/[.F42]" office:value-type="float" office:value="3.73953689060093" calcext:value-type="float">
            <text:p>3.739536890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2*[.J42]" office:value-type="float" office:value="42" calcext:value-type="float">
            <text:p>42</text:p>
          </table:table-cell>
          <table:table-cell table:style-name="ce5" table:formula="of:=(1-[.K$48])^(1)*[.K$48]" office:value-type="float" office:value="0.249781170127096" calcext:value-type="float">
            <text:p>0.2497811701</text:p>
          </table:table-cell>
          <table:table-cell table:style-name="ce5" table:formula="of:=[.L42]/[.L$48]" office:value-type="float" office:value="0.253083548270946" calcext:value-type="float">
            <text:p>0.2530835483</text:p>
          </table:table-cell>
          <table:table-cell table:style-name="ce5" table:formula="of:=[.J$47]*[.M42]" office:value-type="float" office:value="22.0182686995723" calcext:value-type="float">
            <text:p>22.0182686996</text:p>
          </table:table-cell>
          <table:table-cell table:style-name="ce5" table:formula="of:=([.J42]-[.N42])^2/[.N42]" office:value-type="float" office:value="0.0470914020841603" calcext:value-type="float">
            <text:p>0.04709140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3*[.B43]" office:value-type="float" office:value="24" calcext:value-type="float">
            <text:p>24</text:p>
          </table:table-cell>
          <table:table-cell table:formula="of:=(1-[.C$50])^(2)*[.C$50]" office:value-type="float" office:value="0.0882667492388202" calcext:value-type="float">
            <text:p>0.0882667492</text:p>
          </table:table-cell>
          <table:table-cell table:formula="of:=[.D43]/[.D$50]" office:value-type="float" office:value="0.0883021351249043" calcext:value-type="float">
            <text:p>0.0883021351</text:p>
          </table:table-cell>
          <table:table-cell table:formula="of:=[.B$49]*[.E43]" office:value-type="float" office:value="12.009090376987" calcext:value-type="float">
            <text:p>12.009090377</text:p>
          </table:table-cell>
          <table:table-cell table:formula="of:=([.B43]-[.F43])^2/[.F43]" office:value-type="float" office:value="1.33838660100768" calcext:value-type="float">
            <text:p>1.33838660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3*[.J43]" office:value-type="float" office:value="24" calcext:value-type="float">
            <text:p>24</text:p>
          </table:table-cell>
          <table:table-cell table:style-name="ce5" table:formula="of:=(1-[.K$48])^(2)*[.K$48]" office:value-type="float" office:value="0.121195597339775" calcext:value-type="float">
            <text:p>0.1211955973</text:p>
          </table:table-cell>
          <table:table-cell table:style-name="ce5" table:formula="of:=[.L43]/[.L$48]" office:value-type="float" office:value="0.122797934664009" calcext:value-type="float">
            <text:p>0.1227979347</text:p>
          </table:table-cell>
          <table:table-cell table:style-name="ce5" table:formula="of:=[.J$47]*[.M43]" office:value-type="float" office:value="10.6834203157688" calcext:value-type="float">
            <text:p>10.6834203158</text:p>
          </table:table-cell>
          <table:table-cell table:style-name="ce5" table:formula="of:=([.J43]-[.N43])^2/[.N43]" office:value-type="float" office:value="0.674011166672193" calcext:value-type="float">
            <text:p>0.6740111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4*[.B44]" office:value-type="float" office:value="32" calcext:value-type="float">
            <text:p>32</text:p>
          </table:table-cell>
          <table:table-cell table:formula="of:=(1-[.C$50])^(3)*[.C$50]" office:value-type="float" office:value="0.0332012543008406" calcext:value-type="float">
            <text:p>0.0332012543</text:p>
          </table:table-cell>
          <table:table-cell table:formula="of:=[.D44]/[.D$50]" office:value-type="float" office:value="0.0332145645882668" calcext:value-type="float">
            <text:p>0.0332145646</text:p>
          </table:table-cell>
          <table:table-cell table:formula="of:=[.B$49]*[.E44]" office:value-type="float" office:value="4.51718078400428" calcext:value-type="float">
            <text:p>4.517180784</text:p>
          </table:table-cell>
          <table:table-cell table:formula="of:=([.B44]-[.F44])^2/[.F44]" office:value-type="float" office:value="2.68530976981539" calcext:value-type="float">
            <text:p>2.6853097698</text:p>
          </table:table-cell>
          <table:table-cell/>
          <table:table-cell table:number-columns-repeated="2" table:style-name="ce5" office:value-type="float" office:value="8" calcext:value-type="float">
            <text:p>8</text:p>
          </table:table-cell>
          <table:table-cell table:style-name="ce5" table:formula="of:=4*[.J44]" office:value-type="float" office:value="32" calcext:value-type="float">
            <text:p>32</text:p>
          </table:table-cell>
          <table:table-cell table:style-name="ce5" table:formula="of:=(1-[.K$48])^(3)*[.K$48]" office:value-type="float" office:value="0.0588049643897131" calcext:value-type="float">
            <text:p>0.0588049644</text:p>
          </table:table-cell>
          <table:table-cell table:style-name="ce5" table:formula="of:=[.L44]/[.L$48]" office:value-type="float" office:value="0.0595824298369749" calcext:value-type="float">
            <text:p>0.0595824298</text:p>
          </table:table-cell>
          <table:table-cell table:style-name="ce5" table:formula="of:=[.J$47]*[.M44]" office:value-type="float" office:value="5.18367139581682" calcext:value-type="float">
            <text:p>5.1836713958</text:p>
          </table:table-cell>
          <table:table-cell table:style-name="ce5" table:formula="of:=([.J44]-[.N44])^2/[.N44]" office:value-type="float" office:value="1.53013302755673" calcext:value-type="float">
            <text:p>1.530133027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5*[.B45]" office:value-type="float" office:value="20" calcext:value-type="float">
            <text:p>20</text:p>
          </table:table-cell>
          <table:table-cell table:formula="of:=(1-[.C$50])^(4)*[.C$50]" office:value-type="float" office:value="0.012488545195729" calcext:value-type="float">
            <text:p>0.0124885452</text:p>
          </table:table-cell>
          <table:table-cell table:formula="of:=[.D45]/[.D$50]" office:value-type="float" office:value="0.0124935518176049" calcext:value-type="float">
            <text:p>0.0124935518</text:p>
          </table:table-cell>
          <table:table-cell table:formula="of:=[.B$49]*[.E45]" office:value-type="float" office:value="1.69912304719427" calcext:value-type="float">
            <text:p>1.6991230472</text:p>
          </table:table-cell>
          <table:table-cell table:formula="of:=([.B45]-[.F45])^2/[.F45]" office:value-type="float" office:value="3.11574536093458" calcext:value-type="float">
            <text:p>3.115745360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5*[.J45]" office:value-type="float" office:value="20" calcext:value-type="float">
            <text:p>20</text:p>
          </table:table-cell>
          <table:table-cell table:style-name="ce5" table:formula="of:=(1-[.K$48])^(4)*[.K$48]" office:value-type="float" office:value="0.0285325862719318" calcext:value-type="float">
            <text:p>0.0285325863</text:p>
          </table:table-cell>
          <table:table-cell table:style-name="ce5" table:formula="of:=[.L45]/[.L$48]" office:value-type="float" office:value="0.0289098180274079" calcext:value-type="float">
            <text:p>0.028909818</text:p>
          </table:table-cell>
          <table:table-cell table:style-name="ce5" table:formula="of:=[.J$47]*[.M45]" office:value-type="float" office:value="2.51515416838449" calcext:value-type="float">
            <text:p>2.5151541684</text:p>
          </table:table-cell>
          <table:table-cell table:style-name="ce5" table:formula="of:=([.J45]-[.N45])^2/[.N45]" office:value-type="float" office:value="0.876593240835848" calcext:value-type="float">
            <text:p>0.876593240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6*[.B46]" office:value-type="float" office:value="6" calcext:value-type="float">
            <text:p>6</text:p>
          </table:table-cell>
          <table:table-cell table:formula="of:=(1-[.C$50])^(5)*[.C$50]" office:value-type="float" office:value="0.00469752617454028" calcext:value-type="float">
            <text:p>0.0046975262</text:p>
          </table:table-cell>
          <table:table-cell table:formula="of:=[.D46]/[.D$50]" office:value-type="float" office:value="0.00469940939928259" calcext:value-type="float">
            <text:p>0.0046994094</text:p>
          </table:table-cell>
          <table:table-cell table:formula="of:=[.B$49]*[.E46]" office:value-type="float" office:value="0.639119678302432" calcext:value-type="float">
            <text:p>0.6391196783</text:p>
          </table:table-cell>
          <table:table-cell table:formula="of:=([.B46]-[.F46])^2/[.F46]" office:value-type="float" office:value="0.203771861530623" calcext:value-type="float">
            <text:p>0.2037718615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6*[.J46]" office:value-type="float" office:value="6" calcext:value-type="float">
            <text:p>6</text:p>
          </table:table-cell>
          <table:table-cell table:style-name="ce5" table:formula="of:=(1-[.K$48])^(5)*[.K$48]" office:value-type="float" office:value="0.013844213457387" calcext:value-type="float">
            <text:p>0.0138442135</text:p>
          </table:table-cell>
          <table:table-cell table:style-name="ce5" table:formula="of:=[.L46]/[.L$48]" office:value-type="float" office:value="0.0140272489837127" calcext:value-type="float">
            <text:p>0.014027249</text:p>
          </table:table-cell>
          <table:table-cell table:style-name="ce5" table:formula="of:=[.J$47]*[.M46]" office:value-type="float" office:value="1.22037066158301" calcext:value-type="float">
            <text:p>1.2203706616</text:p>
          </table:table-cell>
          <table:table-cell table:style-name="ce5" table:formula="of:=([.J46]-[.N46])^2/[.N46]" office:value-type="float" office:value="0.0397938347874886" calcext:value-type="float">
            <text:p>0.039793834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7*[.B47]" office:value-type="float" office:value="0" calcext:value-type="float">
            <text:p>0</text:p>
          </table:table-cell>
          <table:table-cell table:formula="of:=(1-[.C$50])^(6)*[.C$50]" office:value-type="float" office:value="0.00176695938675368" calcext:value-type="float">
            <text:p>0.0017669594</text:p>
          </table:table-cell>
          <table:table-cell table:formula="of:=[.D47]/[.D$50]" office:value-type="float" office:value="0.00176766775569345" calcext:value-type="float">
            <text:p>0.0017676678</text:p>
          </table:table-cell>
          <table:table-cell table:formula="of:=[.B$49]*[.E47]" office:value-type="float" office:value="0.240402814774309" calcext:value-type="float">
            <text:p>0.2404028148</text:p>
          </table:table-cell>
          <table:table-cell table:formula="of:=([.B47]-[.F47])^2/[.F47]" office:value-type="float" office:value="0.240402814774309" calcext:value-type="float">
            <text:p>0.2404028148</text:p>
          </table:table-cell>
          <table:table-cell/>
          <table:table-cell table:style-name="ce5"/>
          <table:table-cell table:style-name="ce5" table:formula="of:=SUM([.J41:.J46])" office:value-type="float" office:value="87" calcext:value-type="float">
            <text:p>87</text:p>
          </table:table-cell>
          <table:table-cell table:style-name="ce5" table:formula="of:=SUM([.K41:.K46])/[.J47]" office:value-type="float" office:value="1.94252873563218" calcext:value-type="float">
            <text:p>1.9425287356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8*[.B48]" office:value-type="float" office:value="0" calcext:value-type="float">
            <text:p>0</text:p>
          </table:table-cell>
          <table:table-cell table:formula="of:=(1-[.C$50])^(7)*[.C$50]" office:value-type="float" office:value="0.000664636099604597" calcext:value-type="float">
            <text:p>0.0006646361</text:p>
          </table:table-cell>
          <table:table-cell table:formula="of:=[.D48]/[.D$50]" office:value-type="float" office:value="0.000664902550306711" calcext:value-type="float">
            <text:p>0.0006649026</text:p>
          </table:table-cell>
          <table:table-cell table:formula="of:=[.B$49]*[.E48]" office:value-type="float" office:value="0.0904267468417128" calcext:value-type="float">
            <text:p>0.0904267468</text:p>
          </table:table-cell>
          <table:table-cell table:formula="of:=([.B48]-[.F48])^2/[.F48]" office:value-type="float" office:value="0.0904267468417128" calcext:value-type="float">
            <text:p>0.0904267468</text:p>
          </table:table-cell>
          <table:table-cell/>
          <table:table-cell table:style-name="ce5" table:number-columns-repeated="2"/>
          <table:table-cell table:style-name="ce5" table:formula="of:=1/[.K47]" office:value-type="float" office:value="0.514792899408284" calcext:value-type="float">
            <text:p>0.5147928994</text:p>
          </table:table-cell>
          <table:table-cell table:style-name="ce5" table:formula="of:=SUM([.L41:.L46])" office:value-type="float" office:value="0.986951430994187" calcext:value-type="float">
            <text:p>0.986951431</text:p>
          </table:table-cell>
          <table:table-cell table:style-name="ce5" table:formula="of:=SUM([.M41:.M46])" office:value-type="float" office:value="1" calcext:value-type="float">
            <text:p>1</text:p>
          </table:table-cell>
          <table:table-cell table:style-name="ce5" office:value-type="string" calcext:value-type="string">
            <text:p>Chi-square:</text:p>
          </table:table-cell>
          <table:table-cell table:style-name="ce5" table:formula="of:=SUM([.O41:.O46])" office:value-type="float" office:value="3.17078994395484" calcext:value-type="float">
            <text:p>3.170789944</text:p>
          </table:table-cell>
          <table:table-cell table:number-columns-repeated="5"/>
        </table:table-row>
        <table:table-row table:style-name="ro1">
          <table:table-cell/>
          <table:table-cell table:formula="of:=SUM([.B41:.B48])" office:value-type="float" office:value="136" calcext:value-type="float">
            <text:p>136</text:p>
          </table:table-cell>
          <table:table-cell table:formula="of:=SUM([.C41:.C48])/[.B49]" office:value-type="float" office:value="1.60294117647059" calcext:value-type="float">
            <text:p>1.6029411765</text:p>
          </table:table-cell>
          <table:table-cell table:number-columns-repeated="5"/>
          <table:table-cell table:style-name="ce5" table:number-columns-repeated="5"/>
          <table:table-cell table:style-name="ce5" office:value-type="string" calcext:value-type="string">
            <text:p>p-value:</text:p>
          </table:table-cell>
          <table:table-cell table:style-name="ce5" table:formula="of:=LEGACY.CHIDIST([.O48];5)" office:value-type="float" office:value="0.673674120052879" calcext:value-type="float">
            <text:p>0.67367412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1/[.C49]" office:value-type="float" office:value="0.623853211009174" calcext:value-type="float">
            <text:p>0.623853211</text:p>
          </table:table-cell>
          <table:table-cell table:formula="of:=SUM([.D41:.D48])" office:value-type="float" office:value="0.99959926352818" calcext:value-type="float">
            <text:p>0.9995992635</text:p>
          </table:table-cell>
          <table:table-cell table:formula="of:=SUM([.E41:.E48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G41:.G48])" office:value-type="float" office:value="12.3939273034839" calcext:value-type="float">
            <text:p>12.3939273035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-value:</text:p>
          </table:table-cell>
          <table:table-cell table:formula="of:=LEGACY.CHIDIST([.G50];7)" office:value-type="float" office:value="0.0883261108006122" calcext:value-type="float">
            <text:p>0.088326110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7"/>
          <table:table-cell table:style-name="ce3" office:value-type="string" calcext:value-type="string">
            <text:p>Pooled, Bottom:</text:p>
          </table:table-cell>
          <table:table-cell table:style-name="ce5" table:number-columns-repeated="6"/>
          <table:table-cell table:number-columns-repeated="5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4" office:value-type="string" calcext:value-type="string">
            <text:p>Seed</text:p>
          </table:table-cell>
          <table:table-cell table:style-name="ce5" office:value-type="string" calcext:value-type="string">
            <text:p>Count</text:p>
          </table:table-cell>
          <table:table-cell table:style-name="ce5" office:value-type="string" calcext:value-type="string">
            <text:p>Weight</text:p>
          </table:table-cell>
          <table:table-cell table:style-name="ce5" office:value-type="string" calcext:value-type="string">
            <text:p>pdf</text:p>
          </table:table-cell>
          <table:table-cell table:style-name="ce5" office:value-type="string" calcext:value-type="string">
            <text:p>Trunc pdf</text:p>
          </table:table-cell>
          <table:table-cell table:style-name="ce5" office:value-type="string" calcext:value-type="string">
            <text:p>Exp. Count</text:p>
          </table:table-cell>
          <table:table-cell table:style-name="ce5"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13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1*[.B55]" office:value-type="float" office:value="62" calcext:value-type="float">
            <text:p>62</text:p>
          </table:table-cell>
          <table:table-cell table:formula="of:=(1-[.C$64])^(0)*[.C$64]" office:value-type="float" office:value="0.453333333333333" calcext:value-type="float">
            <text:p>0.4533333333</text:p>
          </table:table-cell>
          <table:table-cell table:formula="of:=[.D55]/[.D$64]" office:value-type="float" office:value="0.456978154174885" calcext:value-type="float">
            <text:p>0.4569781542</text:p>
          </table:table-cell>
          <table:table-cell table:formula="of:=[.B$63]*[.E55]" office:value-type="float" office:value="62.1490289677843" calcext:value-type="float">
            <text:p>62.1490289678</text:p>
          </table:table-cell>
          <table:table-cell table:formula="of:=([.B55]-[.F55])^2/[.F55]" office:value-type="float" office:value="0.000357360905033055" calcext:value-type="float">
            <text:p>0.0003573609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1*[.J55]" office:value-type="float" office:value="62" calcext:value-type="float">
            <text:p>62</text:p>
          </table:table-cell>
          <table:table-cell table:style-name="ce5" table:formula="of:=(1-[.K$62])^(0)*[.K$62]" office:value-type="float" office:value="0.485185185185185" calcext:value-type="float">
            <text:p>0.4851851852</text:p>
          </table:table-cell>
          <table:table-cell table:style-name="ce5" table:formula="of:=[.L55]/[.L$62]" office:value-type="float" office:value="0.494389154272429" calcext:value-type="float">
            <text:p>0.4943891543</text:p>
          </table:table-cell>
          <table:table-cell table:style-name="ce5" table:formula="of:=[.J$61]*[.M55]" office:value-type="float" office:value="64.7649792096882" calcext:value-type="float">
            <text:p>64.7649792097</text:p>
          </table:table-cell>
          <table:table-cell table:style-name="ce5" table:formula="of:=([.J55]-[.N55])^2/[.N55]" office:value-type="float" office:value="0.118043889202147" calcext:value-type="float">
            <text:p>0.1180438892</text:p>
          </table:table-cell>
          <table:table-cell/>
          <table:table-cell table:style-name="ce7" table:formula="of:=5.5/136" office:value-type="float" office:value="0.0404411764705882" calcext:value-type="float">
            <text:p>0.0404411765</text:p>
          </table:table-cell>
          <table:table-cell table:style-name="ce7" table:formula="of:=1-[.Q55]" office:value-type="float" office:value="0.959558823529412" calcext:value-type="float">
            <text:p>0.9595588235</text:p>
          </table:table-cell>
          <table:table-cell table:style-name="ce7" table:formula="of:=[.Q55] + [.R55] * [.M60]" office:value-type="float" office:value="0.0575963738250648" calcext:value-type="float">
            <text:p>0.0575963738</text:p>
          </table:table-cell>
          <table:table-cell table:style-name="ce7" table:formula="of:=[.S55] * 136" office:value-type="float" office:value="7.83310684020882" calcext:value-type="float">
            <text:p>7.8331068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2*[.B56]" office:value-type="float" office:value="68" calcext:value-type="float">
            <text:p>68</text:p>
          </table:table-cell>
          <table:table-cell table:formula="of:=(1-[.C$64])^(1)*[.C$64]" office:value-type="float" office:value="0.247822222222222" calcext:value-type="float">
            <text:p>0.2478222222</text:p>
          </table:table-cell>
          <table:table-cell table:formula="of:=[.D56]/[.D$64]" office:value-type="float" office:value="0.24981472428227" calcext:value-type="float">
            <text:p>0.2498147243</text:p>
          </table:table-cell>
          <table:table-cell table:formula="of:=[.B$63]*[.E56]" office:value-type="float" office:value="33.9748025023887" calcext:value-type="float">
            <text:p>33.9748025024</text:p>
          </table:table-cell>
          <table:table-cell table:formula="of:=([.B56]-[.F56])^2/[.F56]" office:value-type="float" office:value="0.0000186877873925659" calcext:value-type="float">
            <text:p>1.86877873925659E-0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2*[.J56]" office:value-type="float" office:value="68" calcext:value-type="float">
            <text:p>68</text:p>
          </table:table-cell>
          <table:table-cell table:style-name="ce5" table:formula="of:=(1-[.K$62])^(1)*[.K$62]" office:value-type="float" office:value="0.249780521262003" calcext:value-type="float">
            <text:p>0.2497805213</text:p>
          </table:table-cell>
          <table:table-cell table:style-name="ce5" table:formula="of:=[.L56]/[.L$62]" office:value-type="float" office:value="0.254518860903213" calcext:value-type="float">
            <text:p>0.2545188609</text:p>
          </table:table-cell>
          <table:table-cell table:style-name="ce5" table:formula="of:=[.J$61]*[.M56]" office:value-type="float" office:value="33.3419707783209" calcext:value-type="float">
            <text:p>33.3419707783</text:p>
          </table:table-cell>
          <table:table-cell table:style-name="ce5" table:formula="of:=([.J56]-[.N56])^2/[.N56]" office:value-type="float" office:value="0.0129867085380894" calcext:value-type="float">
            <text:p>0.01298670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3*[.B57]" office:value-type="float" office:value="42" calcext:value-type="float">
            <text:p>42</text:p>
          </table:table-cell>
          <table:table-cell table:formula="of:=(1-[.C$64])^(2)*[.C$64]" office:value-type="float" office:value="0.135476148148148" calcext:value-type="float">
            <text:p>0.1354761481</text:p>
          </table:table-cell>
          <table:table-cell table:formula="of:=[.D57]/[.D$64]" office:value-type="float" office:value="0.136565382607641" calcext:value-type="float">
            <text:p>0.1365653826</text:p>
          </table:table-cell>
          <table:table-cell table:formula="of:=[.B$63]*[.E57]" office:value-type="float" office:value="18.5728920346392" calcext:value-type="float">
            <text:p>18.5728920346</text:p>
          </table:table-cell>
          <table:table-cell table:formula="of:=([.B57]-[.F57])^2/[.F57]" office:value-type="float" office:value="1.12590659125493" calcext:value-type="float">
            <text:p>1.1259065913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3*[.J57]" office:value-type="float" office:value="42" calcext:value-type="float">
            <text:p>42</text:p>
          </table:table-cell>
          <table:table-cell table:style-name="ce5" table:formula="of:=(1-[.K$62])^(2)*[.K$62]" office:value-type="float" office:value="0.128590712797846" calcext:value-type="float">
            <text:p>0.1285907128</text:p>
          </table:table-cell>
          <table:table-cell table:style-name="ce5" table:formula="of:=[.L57]/[.L$62]" office:value-type="float" office:value="0.131030080242765" calcext:value-type="float">
            <text:p>0.1310300802</text:p>
          </table:table-cell>
          <table:table-cell table:style-name="ce5" table:formula="of:=[.J$61]*[.M57]" office:value-type="float" office:value="17.1649405118023" calcext:value-type="float">
            <text:p>17.1649405118</text:p>
          </table:table-cell>
          <table:table-cell table:style-name="ce5" table:formula="of:=([.J57]-[.N57])^2/[.N57]" office:value-type="float" office:value="0.583564413541649" calcext:value-type="float">
            <text:p>0.58356441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4*[.B58]" office:value-type="float" office:value="40" calcext:value-type="float">
            <text:p>40</text:p>
          </table:table-cell>
          <table:table-cell table:formula="of:=(1-[.C$64])^(3)*[.C$64]" office:value-type="float" office:value="0.0740602943209876" calcext:value-type="float">
            <text:p>0.0740602943</text:p>
          </table:table-cell>
          <table:table-cell table:formula="of:=[.D58]/[.D$64]" office:value-type="float" office:value="0.0746557424921771" calcext:value-type="float">
            <text:p>0.0746557425</text:p>
          </table:table-cell>
          <table:table-cell table:formula="of:=[.B$63]*[.E58]" office:value-type="float" office:value="10.1531809789361" calcext:value-type="float">
            <text:p>10.1531809789</text:p>
          </table:table-cell>
          <table:table-cell table:formula="of:=([.B58]-[.F58])^2/[.F58]" office:value-type="float" office:value="0.00231104048637534" calcext:value-type="float">
            <text:p>0.0023110405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4*[.J58]" office:value-type="float" office:value="40" calcext:value-type="float">
            <text:p>40</text:p>
          </table:table-cell>
          <table:table-cell table:style-name="ce5" table:formula="of:=(1-[.K$62])^(3)*[.K$62]" office:value-type="float" office:value="0.0662004039959281" calcext:value-type="float">
            <text:p>0.066200404</text:p>
          </table:table-cell>
          <table:table-cell table:style-name="ce5" table:formula="of:=[.L58]/[.L$62]" office:value-type="float" office:value="0.0674562264953496" calcext:value-type="float">
            <text:p>0.0674562265</text:p>
          </table:table-cell>
          <table:table-cell table:style-name="ce5" table:formula="of:=[.J$61]*[.M58]" office:value-type="float" office:value="8.8367656708908" calcext:value-type="float">
            <text:p>8.8367656709</text:p>
          </table:table-cell>
          <table:table-cell table:style-name="ce5" table:formula="of:=([.J58]-[.N58])^2/[.N58]" office:value-type="float" office:value="0.153123230241969" calcext:value-type="float">
            <text:p>0.15312323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5*[.B59]" office:value-type="float" office:value="40" calcext:value-type="float">
            <text:p>40</text:p>
          </table:table-cell>
          <table:table-cell table:formula="of:=(1-[.C$64])^(4)*[.C$64]" office:value-type="float" office:value="0.0404862942288066" calcext:value-type="float">
            <text:p>0.0404862942</text:p>
          </table:table-cell>
          <table:table-cell table:formula="of:=[.D59]/[.D$64]" office:value-type="float" office:value="0.0408118058957235" calcext:value-type="float">
            <text:p>0.0408118059</text:p>
          </table:table-cell>
          <table:table-cell table:formula="of:=[.B$63]*[.E59]" office:value-type="float" office:value="5.55040560181839" calcext:value-type="float">
            <text:p>5.5504056018</text:p>
          </table:table-cell>
          <table:table-cell table:formula="of:=([.B59]-[.F59])^2/[.F59]" office:value-type="float" office:value="1.08109445436507" calcext:value-type="float">
            <text:p>1.081094454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5*[.J59]" office:value-type="float" office:value="40" calcext:value-type="float">
            <text:p>40</text:p>
          </table:table-cell>
          <table:table-cell table:style-name="ce5" table:formula="of:=(1-[.K$62])^(4)*[.K$62]" office:value-type="float" office:value="0.0340809487238296" calcext:value-type="float">
            <text:p>0.0340809487</text:p>
          </table:table-cell>
          <table:table-cell table:style-name="ce5" table:formula="of:=[.L59]/[.L$62]" office:value-type="float" office:value="0.0347274647513096" calcext:value-type="float">
            <text:p>0.0347274648</text:p>
          </table:table-cell>
          <table:table-cell table:style-name="ce5" table:formula="of:=[.J$61]*[.M59]" office:value-type="float" office:value="4.54929788242156" calcext:value-type="float">
            <text:p>4.5492978824</text:p>
          </table:table-cell>
          <table:table-cell table:style-name="ce5" table:formula="of:=([.J59]-[.N59])^2/[.N59]" office:value-type="float" office:value="2.61740281951424" calcext:value-type="float">
            <text:p>2.61740281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6*[.B60]" office:value-type="float" office:value="48" calcext:value-type="float">
            <text:p>48</text:p>
          </table:table-cell>
          <table:table-cell table:formula="of:=(1-[.C$64])^(5)*[.C$64]" office:value-type="float" office:value="0.0221325075117476" calcext:value-type="float">
            <text:p>0.0221325075</text:p>
          </table:table-cell>
          <table:table-cell table:formula="of:=[.D60]/[.D$64]" office:value-type="float" office:value="0.0223104538896622" calcext:value-type="float">
            <text:p>0.0223104539</text:p>
          </table:table-cell>
          <table:table-cell table:formula="of:=[.B$63]*[.E60]" office:value-type="float" office:value="3.03422172899405" calcext:value-type="float">
            <text:p>3.034221729</text:p>
          </table:table-cell>
          <table:table-cell table:formula="of:=([.B60]-[.F60])^2/[.F60]" office:value-type="float" office:value="8.12694523975018" calcext:value-type="float">
            <text:p>8.1269452398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6" office:value-type="float" office:value="3" calcext:value-type="float">
            <office:annotation draw:style-name="gr2" draw:text-style-name="P2" svg:width="82.18pt" svg:height="26.62pt" svg:x="611.09pt" svg:y="712.66pt" draw:caption-point-x="-17.29pt" draw:caption-point-y="42.8pt">
              <dc:date>2018-04-06T00:00:00</dc:date>
              <text:p text:style-name="P1"><text:span text:style-name="T1">Actual count is 8</text:span></text:p>
            </office:annotation>
            <text:p>3</text:p>
          </table:table-cell>
          <table:table-cell table:style-name="ce5" table:formula="of:=6*[.J60]" office:value-type="float" office:value="18" calcext:value-type="float">
            <text:p>18</text:p>
          </table:table-cell>
          <table:table-cell table:style-name="ce5" table:formula="of:=(1-[.K$62])^(5)*[.K$62]" office:value-type="float" office:value="0.0175453773059716" calcext:value-type="float">
            <text:p>0.0175453773</text:p>
          </table:table-cell>
          <table:table-cell table:style-name="ce5" table:formula="of:=[.L60]/[.L$62]" office:value-type="float" office:value="0.0178782133349335" calcext:value-type="float">
            <text:p>0.0178782133</text:p>
          </table:table-cell>
          <table:table-cell table:style-name="ce5" table:formula="of:=[.J$61]*[.M60]" office:value-type="float" office:value="2.34204594687628" calcext:value-type="float">
            <text:p>2.3420459469</text:p>
          </table:table-cell>
          <table:table-cell table:style-name="ce5" table:formula="of:=([.J60]-[.N60])^2/[.N60]" office:value-type="float" office:value="0.184839898892382" calcext:value-type="float">
            <text:p>0.18483989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7*[.B61]" office:value-type="float" office:value="0" calcext:value-type="float">
            <text:p>0</text:p>
          </table:table-cell>
          <table:table-cell table:formula="of:=(1-[.C$64])^(6)*[.C$64]" office:value-type="float" office:value="0.012099104106422" calcext:value-type="float">
            <text:p>0.0120991041</text:p>
          </table:table-cell>
          <table:table-cell table:formula="of:=[.D61]/[.D$64]" office:value-type="float" office:value="0.012196381459682" calcext:value-type="float">
            <text:p>0.0121963815</text:p>
          </table:table-cell>
          <table:table-cell table:formula="of:=[.B$63]*[.E61]" office:value-type="float" office:value="1.65870787851675" calcext:value-type="float">
            <text:p>1.6587078785</text:p>
          </table:table-cell>
          <table:table-cell table:formula="of:=([.B61]-[.F61])^2/[.F61]" office:value-type="float" office:value="1.65870787851675" calcext:value-type="float">
            <text:p>1.6587078785</text:p>
          </table:table-cell>
          <table:table-cell/>
          <table:table-cell table:style-name="ce5"/>
          <table:table-cell table:style-name="ce5" table:formula="of:=SUM([.J55:.J60])" office:value-type="float" office:value="131" calcext:value-type="float">
            <text:p>131</text:p>
          </table:table-cell>
          <table:table-cell table:style-name="ce5" table:formula="of:=SUM([.K55:.K60])/[.J61]" office:value-type="float" office:value="2.06106870229008" calcext:value-type="float">
            <text:p>2.0610687023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8*[.B62]" office:value-type="float" office:value="0" calcext:value-type="float">
            <text:p>0</text:p>
          </table:table-cell>
          <table:table-cell table:formula="of:=(1-[.C$64])^(7)*[.C$64]" office:value-type="float" office:value="0.0066141769115107" calcext:value-type="float">
            <text:p>0.0066141769</text:p>
          </table:table-cell>
          <table:table-cell table:formula="of:=[.D62]/[.D$64]" office:value-type="float" office:value="0.00666735519795948" calcext:value-type="float">
            <text:p>0.0066673552</text:p>
          </table:table-cell>
          <table:table-cell table:formula="of:=[.B$63]*[.E62]" office:value-type="float" office:value="0.90676030692249" calcext:value-type="float">
            <text:p>0.9067603069</text:p>
          </table:table-cell>
          <table:table-cell table:formula="of:=([.B62]-[.F62])^2/[.F62]" office:value-type="float" office:value="0.90676030692249" calcext:value-type="float">
            <text:p>0.9067603069</text:p>
          </table:table-cell>
          <table:table-cell/>
          <table:table-cell table:style-name="ce5" table:number-columns-repeated="2"/>
          <table:table-cell table:style-name="ce5" table:formula="of:=1/[.K61]" office:value-type="float" office:value="0.485185185185185" calcext:value-type="float">
            <text:p>0.4851851852</text:p>
          </table:table-cell>
          <table:table-cell table:style-name="ce5" table:formula="of:=SUM([.L55:.L60])" office:value-type="float" office:value="0.981383149270763" calcext:value-type="float">
            <text:p>0.9813831493</text:p>
          </table:table-cell>
          <table:table-cell table:style-name="ce5" table:formula="of:=SUM([.M55:.M60])" office:value-type="float" office:value="1" calcext:value-type="float">
            <text:p>1</text:p>
          </table:table-cell>
          <table:table-cell table:style-name="ce5" office:value-type="string" calcext:value-type="string">
            <text:p>Chi-square:</text:p>
          </table:table-cell>
          <table:table-cell table:style-name="ce5" table:formula="of:=SUM([.O55:.O60])" office:value-type="float" office:value="3.66996095993048" calcext:value-type="float">
            <text:p>3.6699609599</text:p>
          </table:table-cell>
          <table:table-cell table:number-columns-repeated="5"/>
        </table:table-row>
        <table:table-row table:style-name="ro1">
          <table:table-cell/>
          <table:table-cell table:formula="of:=SUM([.B55:.B62])" office:value-type="float" office:value="136" calcext:value-type="float">
            <text:p>136</text:p>
          </table:table-cell>
          <table:table-cell table:formula="of:=SUM([.C55:.C62])/[.B63]" office:value-type="float" office:value="2.20588235294118" calcext:value-type="float">
            <text:p>2.2058823529</text:p>
          </table:table-cell>
          <table:table-cell table:number-columns-repeated="5"/>
          <table:table-cell table:style-name="ce5" table:number-columns-repeated="5"/>
          <table:table-cell table:style-name="ce5" office:value-type="string" calcext:value-type="string">
            <text:p>p-value:</text:p>
          </table:table-cell>
          <table:table-cell table:style-name="ce5" table:formula="of:=LEGACY.CHIDIST([.O62];5)" office:value-type="float" office:value="0.597840503559509" calcext:value-type="float">
            <text:p>0.59784050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1/[.C63]" office:value-type="float" office:value="0.453333333333333" calcext:value-type="float">
            <text:p>0.4533333333</text:p>
          </table:table-cell>
          <table:table-cell table:formula="of:=SUM([.D55:.D62])" office:value-type="float" office:value="0.992024080783178" calcext:value-type="float">
            <text:p>0.9920240808</text:p>
          </table:table-cell>
          <table:table-cell table:formula="of:=SUM([.E55:.E62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G55:.G62])" office:value-type="float" office:value="12.9021015599882" calcext:value-type="float">
            <text:p>12.90210156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p-value:</text:p>
          </table:table-cell>
          <table:table-cell table:formula="of:=LEGACY.CHIDIST([.G64];7)" office:value-type="float" office:value="0.0745298990228374" calcext:value-type="float">
            <text:p>0.074529899</text:p>
          </table:table-cell>
          <table:table-cell table:number-columns-repeated="13"/>
        </table:table-row>
      </table:table>
      <table:table table:name="YearByYear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number-columns-repeated="7" table:default-cell-style-name="ce5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float" office:value="2019" calcext:value-type="float">
            <text:p>2019</text:p>
          </table:table-cell>
          <table:table-cell office:value-type="string" calcext:value-type="string">
            <text:p>(For predicting 2019; uses data through 2018 tournament)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4]" office:value-type="float" office:value="45" calcext:value-type="float">
            <text:p>45</text:p>
          </table:table-cell>
          <table:table-cell table:formula="of:=(1-[.F11])^(0)*[.F11]" office:value-type="float" office:value="0.514792899408284" calcext:value-type="float">
            <text:p>0.5147928994</text:p>
          </table:table-cell>
          <table:table-cell table:formula="of:=[.G4]/[.G11]" office:value-type="float" office:value="0.521599020216949" calcext:value-type="float">
            <text:p>0.5215990202</text:p>
          </table:table-cell>
          <table:table-cell table:formula="of:=[.E10]*[.H4]" office:value-type="float" office:value="45.3791147588746" calcext:value-type="float">
            <text:p>45.3791147589</text:p>
          </table:table-cell>
          <table:table-cell table:formula="of:=([.E4]-[.I4])^2/[.I4]" office:value-type="float" office:value="0.00316727201842192" calcext:value-type="float">
            <text:p>0.003167272</text:p>
          </table:table-cell>
          <table:table-cell/>
          <table:table-cell table:style-name="ce7" office:value-type="float" office:value="0.36" calcext:value-type="float">
            <text:p>0.36</text:p>
          </table:table-cell>
          <table:table-cell table:style-name="ce7" table:formula="of:=1-[.L4]" office:value-type="float" office:value="0.64" calcext:value-type="float">
            <text:p>0.64</text:p>
          </table:table-cell>
          <table:table-cell table:style-name="ce7" table:formula="of:=[.L4] + [.M4] * [.H4]" office:value-type="float" office:value="0.693823372938848" calcext:value-type="float">
            <text:p>0.6938233729</text:p>
          </table:table-cell>
          <table:table-cell table:style-name="ce7" table:formula="of:=[.N4] * 4 * ([.A1]-1985)" office:value-type="float" office:value="94.3599787196833" calcext:value-type="float">
            <text:p>94.3599787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5]" office:value-type="float" office:value="21" calcext:value-type="float">
            <text:p>21</text:p>
          </table:table-cell>
          <table:table-cell table:formula="of:=2*[.E5]" office:value-type="float" office:value="42" calcext:value-type="float">
            <text:p>42</text:p>
          </table:table-cell>
          <table:table-cell table:formula="of:=(1-[.F11])^(1)*[.F11]" office:value-type="float" office:value="0.249781170127096" calcext:value-type="float">
            <text:p>0.2497811701</text:p>
          </table:table-cell>
          <table:table-cell table:formula="of:=[.G5]/[.G11]" office:value-type="float" office:value="0.253083548270946" calcext:value-type="float">
            <text:p>0.2530835483</text:p>
          </table:table-cell>
          <table:table-cell table:formula="of:=[.E10]*[.H5]" office:value-type="float" office:value="22.0182686995723" calcext:value-type="float">
            <text:p>22.0182686996</text:p>
          </table:table-cell>
          <table:table-cell table:formula="of:=([.E5]-[.I5])^2/[.I5]" office:value-type="float" office:value="0.0470914020841603" calcext:value-type="float">
            <text:p>0.04709140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6]" office:value-type="float" office:value="8" calcext:value-type="float">
            <text:p>8</text:p>
          </table:table-cell>
          <table:table-cell table:formula="of:=3*[.E6]" office:value-type="float" office:value="24" calcext:value-type="float">
            <text:p>24</text:p>
          </table:table-cell>
          <table:table-cell table:formula="of:=(1-[.F11])^(2)*[.F11]" office:value-type="float" office:value="0.121195597339775" calcext:value-type="float">
            <text:p>0.1211955973</text:p>
          </table:table-cell>
          <table:table-cell table:formula="of:=[.G6]/[.G11]" office:value-type="float" office:value="0.122797934664009" calcext:value-type="float">
            <text:p>0.1227979347</text:p>
          </table:table-cell>
          <table:table-cell table:formula="of:=[.E10]*[.H6]" office:value-type="float" office:value="10.6834203157688" calcext:value-type="float">
            <text:p>10.6834203158</text:p>
          </table:table-cell>
          <table:table-cell table:formula="of:=([.E6]-[.I6])^2/[.I6]" office:value-type="float" office:value="0.674011166672193" calcext:value-type="float">
            <text:p>0.6740111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7]" office:value-type="float" office:value="8" calcext:value-type="float">
            <text:p>8</text:p>
          </table:table-cell>
          <table:table-cell table:formula="of:=4*[.E7]" office:value-type="float" office:value="32" calcext:value-type="float">
            <text:p>32</text:p>
          </table:table-cell>
          <table:table-cell table:formula="of:=(1-[.F11])^(3)*[.F11]" office:value-type="float" office:value="0.0588049643897131" calcext:value-type="float">
            <text:p>0.0588049644</text:p>
          </table:table-cell>
          <table:table-cell table:formula="of:=[.G7]/[.G11]" office:value-type="float" office:value="0.0595824298369749" calcext:value-type="float">
            <text:p>0.0595824298</text:p>
          </table:table-cell>
          <table:table-cell table:formula="of:=[.E10]*[.H7]" office:value-type="float" office:value="5.18367139581682" calcext:value-type="float">
            <text:p>5.1836713958</text:p>
          </table:table-cell>
          <table:table-cell table:formula="of:=([.E7]-[.I7])^2/[.I7]" office:value-type="float" office:value="1.53013302755673" calcext:value-type="float">
            <text:p>1.530133027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8]" office:value-type="float" office:value="4" calcext:value-type="float">
            <text:p>4</text:p>
          </table:table-cell>
          <table:table-cell table:formula="of:=5*[.E8]" office:value-type="float" office:value="20" calcext:value-type="float">
            <text:p>20</text:p>
          </table:table-cell>
          <table:table-cell table:formula="of:=(1-[.F11])^(4)*[.F11]" office:value-type="float" office:value="0.0285325862719318" calcext:value-type="float">
            <text:p>0.0285325863</text:p>
          </table:table-cell>
          <table:table-cell table:formula="of:=[.G8]/[.G11]" office:value-type="float" office:value="0.0289098180274079" calcext:value-type="float">
            <text:p>0.028909818</text:p>
          </table:table-cell>
          <table:table-cell table:formula="of:=[.E10]*[.H8]" office:value-type="float" office:value="2.51515416838449" calcext:value-type="float">
            <text:p>2.5151541684</text:p>
          </table:table-cell>
          <table:table-cell table:formula="of:=([.E8]-[.I8])^2/[.I8]" office:value-type="float" office:value="0.876593240835848" calcext:value-type="float">
            <text:p>0.876593240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9]" office:value-type="float" office:value="1" calcext:value-type="float">
            <text:p>1</text:p>
          </table:table-cell>
          <table:table-cell table:formula="of:=6*[.E9]" office:value-type="float" office:value="6" calcext:value-type="float">
            <text:p>6</text:p>
          </table:table-cell>
          <table:table-cell table:formula="of:=(1-[.F11])^(5)*[.F11]" office:value-type="float" office:value="0.013844213457387" calcext:value-type="float">
            <text:p>0.0138442135</text:p>
          </table:table-cell>
          <table:table-cell table:formula="of:=[.G9]/[.G11]" office:value-type="float" office:value="0.0140272489837127" calcext:value-type="float">
            <text:p>0.014027249</text:p>
          </table:table-cell>
          <table:table-cell table:formula="of:=[.E10]*[.H9]" office:value-type="float" office:value="1.22037066158301" calcext:value-type="float">
            <text:p>1.2203706616</text:p>
          </table:table-cell>
          <table:table-cell table:formula="of:=([.E9]-[.I9])^2/[.I9]" office:value-type="float" office:value="0.0397938347874886" calcext:value-type="float">
            <text:p>0.039793834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4:.E9])" office:value-type="float" office:value="87" calcext:value-type="float">
            <text:p>87</text:p>
          </table:table-cell>
          <table:table-cell table:formula="of:=SUM([.F4:.F9])/[.E10]" office:value-type="float" office:value="1.94252873563218" calcext:value-type="float">
            <text:p>1.942528735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0]" office:value-type="float" office:value="0.514792899408284" calcext:value-type="float">
            <text:p>0.5147928994</text:p>
          </table:table-cell>
          <table:table-cell table:formula="of:=SUM([.G4:.G9])" office:value-type="float" office:value="0.986951430994187" calcext:value-type="float">
            <text:p>0.986951431</text:p>
          </table:table-cell>
          <table:table-cell table:formula="of:=SUM([.H4:.H9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4:.J9])" office:value-type="float" office:value="3.17078994395484" calcext:value-type="float">
            <text:p>3.170789944</text:p>
          </table:table-cell>
          <table:table-cell table:number-columns-repeated="5"/>
        </table:table-row>
        <table:table-row table:style-name="ro1">
          <table:table-cell/>
          <table:table-cell table:formula="of:=SUM([.B4:.B11])"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1];5)" office:value-type="float" office:value="0.673674120052879" calcext:value-type="float">
            <text:p>0.67367412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6]" office:value-type="float" office:value="62" calcext:value-type="float">
            <text:p>62</text:p>
          </table:table-cell>
          <table:table-cell table:formula="of:=1*[.E16]" office:value-type="float" office:value="62" calcext:value-type="float">
            <text:p>62</text:p>
          </table:table-cell>
          <table:table-cell table:formula="of:=(1-[.F23])^(0)*[.F23]" office:value-type="float" office:value="0.485185185185185" calcext:value-type="float">
            <text:p>0.4851851852</text:p>
          </table:table-cell>
          <table:table-cell table:formula="of:=[.G16]/[.G23]" office:value-type="float" office:value="0.494389154272429" calcext:value-type="float">
            <text:p>0.4943891543</text:p>
          </table:table-cell>
          <table:table-cell table:formula="of:=[.E22]*[.H16]" office:value-type="float" office:value="64.7649792096882" calcext:value-type="float">
            <text:p>64.7649792097</text:p>
          </table:table-cell>
          <table:table-cell table:formula="of:=([.E16]-[.I16])^2/[.I16]" office:value-type="float" office:value="0.118043889202147" calcext:value-type="float">
            <text:p>0.1180438892</text:p>
          </table:table-cell>
          <table:table-cell/>
          <table:table-cell table:style-name="ce7" office:value-type="float" office:value="0.04" calcext:value-type="float">
            <text:p>0.04</text:p>
          </table:table-cell>
          <table:table-cell table:style-name="ce7" table:formula="of:=1-[.L16]" office:value-type="float" office:value="0.96" calcext:value-type="float">
            <text:p>0.96</text:p>
          </table:table-cell>
          <table:table-cell table:style-name="ce7" table:formula="of:=[.L16] + [.M16] * [.H21]" office:value-type="float" office:value="0.0571630848015361" calcext:value-type="float">
            <text:p>0.0571630848</text:p>
          </table:table-cell>
          <table:table-cell table:style-name="ce7" table:formula="of:=[.N16] * 4 * ([.A1]-1985)" office:value-type="float" office:value="7.77417953300891" calcext:value-type="float">
            <text:p>7.7741795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7]" office:value-type="float" office:value="34" calcext:value-type="float">
            <text:p>34</text:p>
          </table:table-cell>
          <table:table-cell table:formula="of:=2*[.E17]" office:value-type="float" office:value="68" calcext:value-type="float">
            <text:p>68</text:p>
          </table:table-cell>
          <table:table-cell table:formula="of:=(1-[.F23])^(1)*[.F23]" office:value-type="float" office:value="0.249780521262003" calcext:value-type="float">
            <text:p>0.2497805213</text:p>
          </table:table-cell>
          <table:table-cell table:formula="of:=[.G17]/[.G23]" office:value-type="float" office:value="0.254518860903213" calcext:value-type="float">
            <text:p>0.2545188609</text:p>
          </table:table-cell>
          <table:table-cell table:formula="of:=[.E22]*[.H17]" office:value-type="float" office:value="33.3419707783209" calcext:value-type="float">
            <text:p>33.3419707783</text:p>
          </table:table-cell>
          <table:table-cell table:formula="of:=([.E17]-[.I17])^2/[.I17]" office:value-type="float" office:value="0.0129867085380894" calcext:value-type="float">
            <text:p>0.01298670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8]" office:value-type="float" office:value="14" calcext:value-type="float">
            <text:p>14</text:p>
          </table:table-cell>
          <table:table-cell table:formula="of:=3*[.E18]" office:value-type="float" office:value="42" calcext:value-type="float">
            <text:p>42</text:p>
          </table:table-cell>
          <table:table-cell table:formula="of:=(1-[.F23])^(2)*[.F23]" office:value-type="float" office:value="0.128590712797846" calcext:value-type="float">
            <text:p>0.1285907128</text:p>
          </table:table-cell>
          <table:table-cell table:formula="of:=[.G18]/[.G23]" office:value-type="float" office:value="0.131030080242765" calcext:value-type="float">
            <text:p>0.1310300802</text:p>
          </table:table-cell>
          <table:table-cell table:formula="of:=[.E22]*[.H18]" office:value-type="float" office:value="17.1649405118023" calcext:value-type="float">
            <text:p>17.1649405118</text:p>
          </table:table-cell>
          <table:table-cell table:formula="of:=([.E18]-[.I18])^2/[.I18]" office:value-type="float" office:value="0.583564413541649" calcext:value-type="float">
            <text:p>0.58356441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9]" office:value-type="float" office:value="10" calcext:value-type="float">
            <text:p>10</text:p>
          </table:table-cell>
          <table:table-cell table:formula="of:=4*[.E19]" office:value-type="float" office:value="40" calcext:value-type="float">
            <text:p>40</text:p>
          </table:table-cell>
          <table:table-cell table:formula="of:=(1-[.F23])^(3)*[.F23]" office:value-type="float" office:value="0.0662004039959281" calcext:value-type="float">
            <text:p>0.066200404</text:p>
          </table:table-cell>
          <table:table-cell table:formula="of:=[.G19]/[.G23]" office:value-type="float" office:value="0.0674562264953496" calcext:value-type="float">
            <text:p>0.0674562265</text:p>
          </table:table-cell>
          <table:table-cell table:formula="of:=[.E22]*[.H19]" office:value-type="float" office:value="8.8367656708908" calcext:value-type="float">
            <text:p>8.8367656709</text:p>
          </table:table-cell>
          <table:table-cell table:formula="of:=([.E19]-[.I19])^2/[.I19]" office:value-type="float" office:value="0.153123230241969" calcext:value-type="float">
            <text:p>0.15312323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20]" office:value-type="float" office:value="8" calcext:value-type="float">
            <text:p>8</text:p>
          </table:table-cell>
          <table:table-cell table:formula="of:=5*[.E20]" office:value-type="float" office:value="40" calcext:value-type="float">
            <text:p>40</text:p>
          </table:table-cell>
          <table:table-cell table:formula="of:=(1-[.F23])^(4)*[.F23]" office:value-type="float" office:value="0.0340809487238296" calcext:value-type="float">
            <text:p>0.0340809487</text:p>
          </table:table-cell>
          <table:table-cell table:formula="of:=[.G20]/[.G23]" office:value-type="float" office:value="0.0347274647513096" calcext:value-type="float">
            <text:p>0.0347274648</text:p>
          </table:table-cell>
          <table:table-cell table:formula="of:=[.E22]*[.H20]" office:value-type="float" office:value="4.54929788242156" calcext:value-type="float">
            <text:p>4.5492978824</text:p>
          </table:table-cell>
          <table:table-cell table:formula="of:=([.E20]-[.I20])^2/[.I20]" office:value-type="float" office:value="2.61740281951424" calcext:value-type="float">
            <text:p>2.61740281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21]" office:value-type="float" office:value="18" calcext:value-type="float">
            <text:p>18</text:p>
          </table:table-cell>
          <table:table-cell table:formula="of:=(1-[.F23])^(5)*[.F23]" office:value-type="float" office:value="0.0175453773059716" calcext:value-type="float">
            <text:p>0.0175453773</text:p>
          </table:table-cell>
          <table:table-cell table:formula="of:=[.G21]/[.G23]" office:value-type="float" office:value="0.0178782133349335" calcext:value-type="float">
            <text:p>0.0178782133</text:p>
          </table:table-cell>
          <table:table-cell table:formula="of:=[.E22]*[.H21]" office:value-type="float" office:value="2.34204594687628" calcext:value-type="float">
            <text:p>2.3420459469</text:p>
          </table:table-cell>
          <table:table-cell table:formula="of:=([.E21]-[.I21])^2/[.I21]" office:value-type="float" office:value="0.184839898892382" calcext:value-type="float">
            <text:p>0.18483989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6:.E21])" office:value-type="float" office:value="131" calcext:value-type="float">
            <text:p>131</text:p>
          </table:table-cell>
          <table:table-cell table:formula="of:=SUM([.F16:.F21])/[.E22]" office:value-type="float" office:value="2.06106870229008" calcext:value-type="float">
            <text:p>2.061068702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22]" office:value-type="float" office:value="0.485185185185185" calcext:value-type="float">
            <text:p>0.4851851852</text:p>
          </table:table-cell>
          <table:table-cell table:formula="of:=SUM([.G16:.G21])" office:value-type="float" office:value="0.981383149270763" calcext:value-type="float">
            <text:p>0.9813831493</text:p>
          </table:table-cell>
          <table:table-cell table:formula="of:=SUM([.H16:.H21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6:.J21])" office:value-type="float" office:value="3.66996095993048" calcext:value-type="float">
            <text:p>3.6699609599</text:p>
          </table:table-cell>
          <table:table-cell table:number-columns-repeated="5"/>
        </table:table-row>
        <table:table-row table:style-name="ro1">
          <table:table-cell/>
          <table:table-cell table:formula="of:=SUM([.B16:.B23])" office:value-type="float" office:value="136" calcext:value-type="float">
            <text:p>136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23];5)" office:value-type="float" office:value="0.597840503559509" calcext:value-type="float">
            <text:p>0.5978405036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30]" office:value-type="float" office:value="45" calcext:value-type="float">
            <text:p>45</text:p>
          </table:table-cell>
          <table:table-cell table:formula="of:=(1-[.F37])^(0)*[.F37]" office:value-type="float" office:value="0.534591194968553" calcext:value-type="float">
            <text:p>0.534591195</text:p>
          </table:table-cell>
          <table:table-cell table:formula="of:=[.G30]/[.G37]" office:value-type="float" office:value="0.540079845034767" calcext:value-type="float">
            <text:p>0.540079845</text:p>
          </table:table-cell>
          <table:table-cell table:formula="of:=[.E36]*[.H30]" office:value-type="float" office:value="45.9067868279552" calcext:value-type="float">
            <text:p>45.906786828</text:p>
          </table:table-cell>
          <table:table-cell table:formula="of:=([.E30]-[.I30])^2/[.I30]" office:value-type="float" office:value="0.0179115640228674" calcext:value-type="float">
            <text:p>0.017911564</text:p>
          </table:table-cell>
          <table:table-cell/>
          <table:table-cell table:style-name="ce7" office:value-type="float" office:value="0.34" calcext:value-type="float">
            <text:p>0.34</text:p>
          </table:table-cell>
          <table:table-cell table:style-name="ce7" table:formula="of:=1-[.L30]" office:value-type="float" office:value="0.66" calcext:value-type="float">
            <text:p>0.66</text:p>
          </table:table-cell>
          <table:table-cell table:style-name="ce7" table:formula="of:=[.L30] + [.M30] * [.H30]" office:value-type="float" office:value="0.696452697722946" calcext:value-type="float">
            <text:p>0.6964526977</text:p>
          </table:table-cell>
          <table:table-cell table:style-name="ce7" table:formula="of:=[.N30] * 4 * ([.A27]-1985)" office:value-type="float" office:value="91.9317560994289" calcext:value-type="float">
            <text:p>91.9317560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31]" office:value-type="float" office:value="21" calcext:value-type="float">
            <text:p>21</text:p>
          </table:table-cell>
          <table:table-cell table:formula="of:=2*[.E31]" office:value-type="float" office:value="42" calcext:value-type="float">
            <text:p>42</text:p>
          </table:table-cell>
          <table:table-cell table:formula="of:=(1-[.F37])^(1)*[.F37]" office:value-type="float" office:value="0.248803449230647" calcext:value-type="float">
            <text:p>0.2488034492</text:p>
          </table:table-cell>
          <table:table-cell table:formula="of:=[.G31]/[.G37]" office:value-type="float" office:value="0.2513579152992" calcext:value-type="float">
            <text:p>0.2513579153</text:p>
          </table:table-cell>
          <table:table-cell table:formula="of:=[.E36]*[.H31]" office:value-type="float" office:value="21.365422800432" calcext:value-type="float">
            <text:p>21.3654228004</text:p>
          </table:table-cell>
          <table:table-cell table:formula="of:=([.E31]-[.I31])^2/[.I31]" office:value-type="float" office:value="0.00624999675049012" calcext:value-type="float">
            <text:p>0.006249996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32]" office:value-type="float" office:value="8" calcext:value-type="float">
            <text:p>8</text:p>
          </table:table-cell>
          <table:table-cell table:formula="of:=3*[.E32]" office:value-type="float" office:value="24" calcext:value-type="float">
            <text:p>24</text:p>
          </table:table-cell>
          <table:table-cell table:formula="of:=(1-[.F37])^(2)*[.F37]" office:value-type="float" office:value="0.115795315994138" calcext:value-type="float">
            <text:p>0.115795316</text:p>
          </table:table-cell>
          <table:table-cell table:formula="of:=[.G32]/[.G37]" office:value-type="float" office:value="0.116984186994596" calcext:value-type="float">
            <text:p>0.116984187</text:p>
          </table:table-cell>
          <table:table-cell table:formula="of:=[.E36]*[.H32]" office:value-type="float" office:value="9.94365589454067" calcext:value-type="float">
            <text:p>9.9436558945</text:p>
          </table:table-cell>
          <table:table-cell table:formula="of:=([.E32]-[.I32])^2/[.I32]" office:value-type="float" office:value="0.379920451436459" calcext:value-type="float">
            <text:p>0.379920451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33]" office:value-type="float" office:value="8" calcext:value-type="float">
            <text:p>8</text:p>
          </table:table-cell>
          <table:table-cell table:formula="of:=4*[.E33]" office:value-type="float" office:value="32" calcext:value-type="float">
            <text:p>32</text:p>
          </table:table-cell>
          <table:table-cell table:formula="of:=(1-[.F37])^(3)*[.F37]" office:value-type="float" office:value="0.0538921596450704" calcext:value-type="float">
            <text:p>0.0538921596</text:p>
          </table:table-cell>
          <table:table-cell table:formula="of:=[.G33]/[.G37]" office:value-type="float" office:value="0.0544454706767303" calcext:value-type="float">
            <text:p>0.0544454707</text:p>
          </table:table-cell>
          <table:table-cell table:formula="of:=[.E36]*[.H33]" office:value-type="float" office:value="4.62786500752207" calcext:value-type="float">
            <text:p>4.6278650075</text:p>
          </table:table-cell>
          <table:table-cell table:formula="of:=([.E33]-[.I33])^2/[.I33]" office:value-type="float" office:value="2.4571361500414" calcext:value-type="float">
            <text:p>2.457136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34]" office:value-type="float" office:value="2" calcext:value-type="float">
            <text:p>2</text:p>
          </table:table-cell>
          <table:table-cell table:formula="of:=5*[.E34]" office:value-type="float" office:value="10" calcext:value-type="float">
            <text:p>10</text:p>
          </table:table-cell>
          <table:table-cell table:formula="of:=(1-[.F37])^(4)*[.F37]" office:value-type="float" office:value="0.0250818856209762" calcext:value-type="float">
            <text:p>0.0250818856</text:p>
          </table:table-cell>
          <table:table-cell table:formula="of:=[.G34]/[.G37]" office:value-type="float" office:value="0.0253394014470317" calcext:value-type="float">
            <text:p>0.0253394014</text:p>
          </table:table-cell>
          <table:table-cell table:formula="of:=[.E36]*[.H34]" office:value-type="float" office:value="2.15384912299769" calcext:value-type="float">
            <text:p>2.153849123</text:p>
          </table:table-cell>
          <table:table-cell table:formula="of:=([.E34]-[.I34])^2/[.I34]" office:value-type="float" office:value="0.0109894200083137" calcext:value-type="float">
            <text:p>0.0109894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35]" office:value-type="float" office:value="1" calcext:value-type="float">
            <text:p>1</text:p>
          </table:table-cell>
          <table:table-cell table:formula="of:=6*[.E35]" office:value-type="float" office:value="6" calcext:value-type="float">
            <text:p>6</text:p>
          </table:table-cell>
          <table:table-cell table:formula="of:=(1-[.F37])^(5)*[.F37]" office:value-type="float" office:value="0.0116733304147939" calcext:value-type="float">
            <text:p>0.0116733304</text:p>
          </table:table-cell>
          <table:table-cell table:formula="of:=[.G35]/[.G37]" office:value-type="float" office:value="0.0117931805476751" calcext:value-type="float">
            <text:p>0.0117931805</text:p>
          </table:table-cell>
          <table:table-cell table:formula="of:=[.E36]*[.H35]" office:value-type="float" office:value="1.00242034655239" calcext:value-type="float">
            <text:p>1.0024203466</text:p>
          </table:table-cell>
          <table:table-cell table:formula="of:=([.E35]-[.I35])^2/[.I35]" office:value-type="float" office:value="0.00000584393309033809" calcext:value-type="float">
            <text:p>5.84393309033809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30:.E35])" office:value-type="float" office:value="85" calcext:value-type="float">
            <text:p>85</text:p>
          </table:table-cell>
          <table:table-cell table:formula="of:=SUM([.F30:.F35])/[.E36]" office:value-type="float" office:value="1.87058823529412" calcext:value-type="float">
            <text:p>1.870588235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36]" office:value-type="float" office:value="0.534591194968553" calcext:value-type="float">
            <text:p>0.534591195</text:p>
          </table:table-cell>
          <table:table-cell table:formula="of:=SUM([.G30:.G35])" office:value-type="float" office:value="0.989837335874179" calcext:value-type="float">
            <text:p>0.9898373359</text:p>
          </table:table-cell>
          <table:table-cell table:formula="of:=SUM([.H30:.H35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30:.J35])" office:value-type="float" office:value="2.87221342619262" calcext:value-type="float">
            <text:p>2.8722134262</text:p>
          </table:table-cell>
          <table:table-cell table:number-columns-repeated="5"/>
        </table:table-row>
        <table:table-row table:style-name="ro1">
          <table:table-cell/>
          <table:table-cell table:formula="of:=SUM([.B30:.B37])" office:value-type="float" office:value="132" calcext:value-type="float">
            <text:p>132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37];5)" office:value-type="float" office:value="0.719678883656521" calcext:value-type="float">
            <text:p>0.71967888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42]" office:value-type="float" office:value="61" calcext:value-type="float">
            <text:p>61</text:p>
          </table:table-cell>
          <table:table-cell table:formula="of:=1*[.E42]" office:value-type="float" office:value="61" calcext:value-type="float">
            <text:p>61</text:p>
          </table:table-cell>
          <table:table-cell table:formula="of:=(1-[.F49])^(0)*[.F49]" office:value-type="float" office:value="0.483018867924528" calcext:value-type="float">
            <text:p>0.4830188679</text:p>
          </table:table-cell>
          <table:table-cell table:formula="of:=[.G42]/[.G49]" office:value-type="float" office:value="0.492420081411" calcext:value-type="float">
            <text:p>0.4924200814</text:p>
          </table:table-cell>
          <table:table-cell table:formula="of:=[.E48]*[.H42]" office:value-type="float" office:value="63.0297704206079" calcext:value-type="float">
            <text:p>63.0297704206</text:p>
          </table:table-cell>
          <table:table-cell table:formula="of:=([.E42]-[.I42])^2/[.I42]" office:value-type="float" office:value="0.065365428636051" calcext:value-type="float">
            <text:p>0.0653654286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ce7" table:formula="of:=1-[.L42]" office:value-type="float" office:value="0.97" calcext:value-type="float">
            <text:p>0.97</text:p>
          </table:table-cell>
          <table:table-cell table:style-name="ce7" table:formula="of:=[.L42] + [.M42] * [.H47]" office:value-type="float" office:value="0.0476392841364776" calcext:value-type="float">
            <text:p>0.0476392841</text:p>
          </table:table-cell>
          <table:table-cell table:style-name="ce7" table:formula="of:=[.N42] * 4 * ([.A27]-1985)" office:value-type="float" office:value="6.28838550601504" calcext:value-type="float">
            <text:p>6.288385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43]" office:value-type="float" office:value="32" calcext:value-type="float">
            <text:p>32</text:p>
          </table:table-cell>
          <table:table-cell table:formula="of:=2*[.E43]" office:value-type="float" office:value="64" calcext:value-type="float">
            <text:p>64</text:p>
          </table:table-cell>
          <table:table-cell table:formula="of:=(1-[.F49])^(1)*[.F49]" office:value-type="float" office:value="0.249711641153435" calcext:value-type="float">
            <text:p>0.2497116412</text:p>
          </table:table-cell>
          <table:table-cell table:formula="of:=[.G43]/[.G49]" office:value-type="float" office:value="0.254571891144554" calcext:value-type="float">
            <text:p>0.2545718911</text:p>
          </table:table-cell>
          <table:table-cell table:formula="of:=[.E48]*[.H43]" office:value-type="float" office:value="32.585202066503" calcext:value-type="float">
            <text:p>32.5852020665</text:p>
          </table:table-cell>
          <table:table-cell table:formula="of:=([.E43]-[.I43])^2/[.I43]" office:value-type="float" office:value="0.0105097233382325" calcext:value-type="float">
            <text:p>0.010509723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44]" office:value-type="float" office:value="14" calcext:value-type="float">
            <text:p>14</text:p>
          </table:table-cell>
          <table:table-cell table:formula="of:=3*[.E44]" office:value-type="float" office:value="42" calcext:value-type="float">
            <text:p>42</text:p>
          </table:table-cell>
          <table:table-cell table:formula="of:=(1-[.F49])^(2)*[.F49]" office:value-type="float" office:value="0.129096206935927" calcext:value-type="float">
            <text:p>0.1290962069</text:p>
          </table:table-cell>
          <table:table-cell table:formula="of:=[.G44]/[.G49]" office:value-type="float" office:value="0.131608864478506" calcext:value-type="float">
            <text:p>0.1316088645</text:p>
          </table:table-cell>
          <table:table-cell table:formula="of:=[.E48]*[.H44]" office:value-type="float" office:value="16.8459346532487" calcext:value-type="float">
            <text:p>16.8459346532</text:p>
          </table:table-cell>
          <table:table-cell table:formula="of:=([.E44]-[.I44])^2/[.I44]" office:value-type="float" office:value="0.480789235935918" calcext:value-type="float">
            <text:p>0.48078923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45]" office:value-type="float" office:value="10" calcext:value-type="float">
            <text:p>10</text:p>
          </table:table-cell>
          <table:table-cell table:formula="of:=4*[.E45]" office:value-type="float" office:value="40" calcext:value-type="float">
            <text:p>40</text:p>
          </table:table-cell>
          <table:table-cell table:formula="of:=(1-[.F49])^(3)*[.F49]" office:value-type="float" office:value="0.0667403032083849" calcext:value-type="float">
            <text:p>0.0667403032</text:p>
          </table:table-cell>
          <table:table-cell table:formula="of:=[.G45]/[.G49]" office:value-type="float" office:value="0.0680392997492651" calcext:value-type="float">
            <text:p>0.0680392997</text:p>
          </table:table-cell>
          <table:table-cell table:formula="of:=[.E48]*[.H45]" office:value-type="float" office:value="8.70903036790594" calcext:value-type="float">
            <text:p>8.7090303679</text:p>
          </table:table-cell>
          <table:table-cell table:formula="of:=([.E45]-[.I45])^2/[.I45]" office:value-type="float" office:value="0.191364884560601" calcext:value-type="float">
            <text:p>0.191364884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46]" office:value-type="float" office:value="8" calcext:value-type="float">
            <text:p>8</text:p>
          </table:table-cell>
          <table:table-cell table:formula="of:=5*[.E46]" office:value-type="float" office:value="40" calcext:value-type="float">
            <text:p>40</text:p>
          </table:table-cell>
          <table:table-cell table:formula="of:=(1-[.F49])^(4)*[.F49]" office:value-type="float" office:value="0.0345034775077311" calcext:value-type="float">
            <text:p>0.0345034775</text:p>
          </table:table-cell>
          <table:table-cell table:formula="of:=[.G46]/[.G49]" office:value-type="float" office:value="0.0351750342099974" calcext:value-type="float">
            <text:p>0.0351750342</text:p>
          </table:table-cell>
          <table:table-cell table:formula="of:=[.E48]*[.H46]" office:value-type="float" office:value="4.50240437887967" calcext:value-type="float">
            <text:p>4.5024043789</text:p>
          </table:table-cell>
          <table:table-cell table:formula="of:=([.E46]-[.I46])^2/[.I46]" office:value-type="float" office:value="2.71703163453392" calcext:value-type="float">
            <text:p>2.717031634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47]" office:value-type="float" office:value="18" calcext:value-type="float">
            <text:p>18</text:p>
          </table:table-cell>
          <table:table-cell table:formula="of:=(1-[.F49])^(5)*[.F49]" office:value-type="float" office:value="0.0178376468624874" calcext:value-type="float">
            <text:p>0.0178376469</text:p>
          </table:table-cell>
          <table:table-cell table:formula="of:=[.G47]/[.G49]" office:value-type="float" office:value="0.0181848290066779" calcext:value-type="float">
            <text:p>0.018184829</text:p>
          </table:table-cell>
          <table:table-cell table:formula="of:=[.E48]*[.H47]" office:value-type="float" office:value="2.32765811285477" calcext:value-type="float">
            <text:p>2.3276581129</text:p>
          </table:table-cell>
          <table:table-cell table:formula="of:=([.E47]-[.I47])^2/[.I47]" office:value-type="float" office:value="0.194205330548133" calcext:value-type="float">
            <text:p>0.19420533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42:.E47])" office:value-type="float" office:value="128" calcext:value-type="float">
            <text:p>128</text:p>
          </table:table-cell>
          <table:table-cell table:formula="of:=SUM([.F42:.F47])/[.E48]" office:value-type="float" office:value="2.0703125" calcext:value-type="float">
            <text:p>2.070312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48]" office:value-type="float" office:value="0.483018867924528" calcext:value-type="float">
            <text:p>0.4830188679</text:p>
          </table:table-cell>
          <table:table-cell table:formula="of:=SUM([.G42:.G47])" office:value-type="float" office:value="0.980908143592494" calcext:value-type="float">
            <text:p>0.9809081436</text:p>
          </table:table-cell>
          <table:table-cell table:formula="of:=SUM([.H42:.H47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42:.J47])" office:value-type="float" office:value="3.65926623755285" calcext:value-type="float">
            <text:p>3.6592662376</text:p>
          </table:table-cell>
          <table:table-cell table:number-columns-repeated="5"/>
        </table:table-row>
        <table:table-row table:style-name="ro1">
          <table:table-cell/>
          <table:table-cell table:formula="of:=SUM([.B42:.B49])" office:value-type="float" office:value="132" calcext:value-type="float">
            <text:p>132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49];5)" office:value-type="float" office:value="0.599437263628283" calcext:value-type="float">
            <text:p>0.5994372636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56]" office:value-type="float" office:value="45" calcext:value-type="float">
            <text:p>45</text:p>
          </table:table-cell>
          <table:table-cell table:formula="of:=(1-[.F63])^(0)*[.F63]" office:value-type="float" office:value="0.535031847133758" calcext:value-type="float">
            <text:p>0.5350318471</text:p>
          </table:table-cell>
          <table:table-cell table:formula="of:=[.G56]/[.G63]" office:value-type="float" office:value="0.540493571501667" calcext:value-type="float">
            <text:p>0.5404935715</text:p>
          </table:table-cell>
          <table:table-cell table:formula="of:=[.E62]*[.H56]" office:value-type="float" office:value="45.4014600061401" calcext:value-type="float">
            <text:p>45.4014600061</text:p>
          </table:table-cell>
          <table:table-cell table:formula="of:=([.E56]-[.I56])^2/[.I56]" office:value-type="float" office:value="0.00354988884736683" calcext:value-type="float">
            <text:p>0.0035498888</text:p>
          </table:table-cell>
          <table:table-cell/>
          <table:table-cell table:style-name="ce7" office:value-type="float" office:value="0.34" calcext:value-type="float">
            <text:p>0.34</text:p>
          </table:table-cell>
          <table:table-cell table:style-name="ce7" table:formula="of:=1-[.L56]" office:value-type="float" office:value="0.66" calcext:value-type="float">
            <text:p>0.66</text:p>
          </table:table-cell>
          <table:table-cell table:style-name="ce7" table:formula="of:=[.L56] + [.M56] * [.H56]" office:value-type="float" office:value="0.6967257571911" calcext:value-type="float">
            <text:p>0.6967257572</text:p>
          </table:table-cell>
          <table:table-cell table:style-name="ce7" table:formula="of:=[.N56] * 4 * ([.A53]-1985)" office:value-type="float" office:value="89.1808969204608" calcext:value-type="float">
            <text:p>89.1808969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57]" office:value-type="float" office:value="20" calcext:value-type="float">
            <text:p>20</text:p>
          </table:table-cell>
          <table:table-cell table:formula="of:=2*[.E57]" office:value-type="float" office:value="40" calcext:value-type="float">
            <text:p>40</text:p>
          </table:table-cell>
          <table:table-cell table:formula="of:=(1-[.F63])^(1)*[.F63]" office:value-type="float" office:value="0.248772769686397" calcext:value-type="float">
            <text:p>0.2487727697</text:p>
          </table:table-cell>
          <table:table-cell table:formula="of:=[.G57]/[.G63]" office:value-type="float" office:value="0.251312297577208" calcext:value-type="float">
            <text:p>0.2513122976</text:p>
          </table:table-cell>
          <table:table-cell table:formula="of:=[.E62]*[.H57]" office:value-type="float" office:value="21.1102329964855" calcext:value-type="float">
            <text:p>21.1102329965</text:p>
          </table:table-cell>
          <table:table-cell table:formula="of:=([.E57]-[.I57])^2/[.I57]" office:value-type="float" office:value="0.0583895642786309" calcext:value-type="float">
            <text:p>0.05838956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58]" office:value-type="float" office:value="8" calcext:value-type="float">
            <text:p>8</text:p>
          </table:table-cell>
          <table:table-cell table:formula="of:=3*[.E58]" office:value-type="float" office:value="24" calcext:value-type="float">
            <text:p>24</text:p>
          </table:table-cell>
          <table:table-cell table:formula="of:=(1-[.F63])^(2)*[.F63]" office:value-type="float" office:value="0.115671415204503" calcext:value-type="float">
            <text:p>0.1156714152</text:p>
          </table:table-cell>
          <table:table-cell table:formula="of:=[.G58]/[.G63]" office:value-type="float" office:value="0.116852214797046" calcext:value-type="float">
            <text:p>0.1168522148</text:p>
          </table:table-cell>
          <table:table-cell table:formula="of:=[.E62]*[.H58]" office:value-type="float" office:value="9.81558604295186" calcext:value-type="float">
            <text:p>9.815586043</text:p>
          </table:table-cell>
          <table:table-cell table:formula="of:=([.E58]-[.I58])^2/[.I58]" office:value-type="float" office:value="0.335828412581493" calcext:value-type="float">
            <text:p>0.33582841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59]" office:value-type="float" office:value="8" calcext:value-type="float">
            <text:p>8</text:p>
          </table:table-cell>
          <table:table-cell table:formula="of:=4*[.E59]" office:value-type="float" office:value="32" calcext:value-type="float">
            <text:p>32</text:p>
          </table:table-cell>
          <table:table-cell table:formula="of:=(1-[.F63])^(3)*[.F63]" office:value-type="float" office:value="0.0537835242670619" calcext:value-type="float">
            <text:p>0.0537835243</text:p>
          </table:table-cell>
          <table:table-cell table:formula="of:=[.G59]/[.G63]" office:value-type="float" office:value="0.0543325584725118" calcext:value-type="float">
            <text:p>0.0543325585</text:p>
          </table:table-cell>
          <table:table-cell table:formula="of:=[.E62]*[.H59]" office:value-type="float" office:value="4.56393491169099" calcext:value-type="float">
            <text:p>4.5639349117</text:p>
          </table:table-cell>
          <table:table-cell table:formula="of:=([.E59]-[.I59])^2/[.I59]" office:value-type="float" office:value="2.58692192582596" calcext:value-type="float">
            <text:p>2.586921925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60]" office:value-type="float" office:value="2" calcext:value-type="float">
            <text:p>2</text:p>
          </table:table-cell>
          <table:table-cell table:formula="of:=5*[.E60]" office:value-type="float" office:value="10" calcext:value-type="float">
            <text:p>10</text:p>
          </table:table-cell>
          <table:table-cell table:formula="of:=(1-[.F63])^(4)*[.F63]" office:value-type="float" office:value="0.0250076259330925" calcext:value-type="float">
            <text:p>0.0250076259</text:p>
          </table:table-cell>
          <table:table-cell table:formula="of:=[.G60]/[.G63]" office:value-type="float" office:value="0.0252629093534609" calcext:value-type="float">
            <text:p>0.0252629094</text:p>
          </table:table-cell>
          <table:table-cell table:formula="of:=[.E62]*[.H60]" office:value-type="float" office:value="2.12208438569072" calcext:value-type="float">
            <text:p>2.1220843857</text:p>
          </table:table-cell>
          <table:table-cell table:formula="of:=([.E60]-[.I60])^2/[.I60]" office:value-type="float" office:value="0.00702356481673469" calcext:value-type="float">
            <text:p>0.007023564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61]" office:value-type="float" office:value="1" calcext:value-type="float">
            <text:p>1</text:p>
          </table:table-cell>
          <table:table-cell table:formula="of:=6*[.E61]" office:value-type="float" office:value="6" calcext:value-type="float">
            <text:p>6</text:p>
          </table:table-cell>
          <table:table-cell table:formula="of:=(1-[.F63])^(5)*[.F63]" office:value-type="float" office:value="0.01162774963768" calcext:value-type="float">
            <text:p>0.0116277496</text:p>
          </table:table-cell>
          <table:table-cell table:formula="of:=[.G61]/[.G63]" office:value-type="float" office:value="0.011746448298106" calcext:value-type="float">
            <text:p>0.0117464483</text:p>
          </table:table-cell>
          <table:table-cell table:formula="of:=[.E62]*[.H61]" office:value-type="float" office:value="0.986701657040906" calcext:value-type="float">
            <text:p>0.986701657</text:p>
          </table:table-cell>
          <table:table-cell table:formula="of:=([.E61]-[.I61])^2/[.I61]" office:value-type="float" office:value="0.00017922937921078" calcext:value-type="float">
            <text:p>0.00017922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56:.E61])" office:value-type="float" office:value="84" calcext:value-type="float">
            <text:p>84</text:p>
          </table:table-cell>
          <table:table-cell table:formula="of:=SUM([.F56:.F61])/[.E62]" office:value-type="float" office:value="1.86904761904762" calcext:value-type="float">
            <text:p>1.86904761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62]" office:value-type="float" office:value="0.535031847133758" calcext:value-type="float">
            <text:p>0.5350318471</text:p>
          </table:table-cell>
          <table:table-cell table:formula="of:=SUM([.G56:.G61])" office:value-type="float" office:value="0.989894931862492" calcext:value-type="float">
            <text:p>0.9898949319</text:p>
          </table:table-cell>
          <table:table-cell table:formula="of:=SUM([.H56:.H61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56:.J61])" office:value-type="float" office:value="2.9918925857294" calcext:value-type="float">
            <text:p>2.9918925857</text:p>
          </table:table-cell>
          <table:table-cell table:number-columns-repeated="5"/>
        </table:table-row>
        <table:table-row table:style-name="ro1">
          <table:table-cell/>
          <table:table-cell table:formula="of:=SUM([.B56:.B63])" office:value-type="float" office:value="128" calcext:value-type="float">
            <text:p>128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63];5)" office:value-type="float" office:value="0.701235837399335" calcext:value-type="float">
            <text:p>0.70123583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68]" office:value-type="float" office:value="60" calcext:value-type="float">
            <text:p>60</text:p>
          </table:table-cell>
          <table:table-cell table:formula="of:=1*[.E68]" office:value-type="float" office:value="60" calcext:value-type="float">
            <text:p>60</text:p>
          </table:table-cell>
          <table:table-cell table:formula="of:=(1-[.F75])^(0)*[.F75]" office:value-type="float" office:value="0.484496124031008" calcext:value-type="float">
            <text:p>0.484496124</text:p>
          </table:table-cell>
          <table:table-cell table:formula="of:=[.G68]/[.G75]" office:value-type="float" office:value="0.493762495569701" calcext:value-type="float">
            <text:p>0.4937624956</text:p>
          </table:table-cell>
          <table:table-cell table:formula="of:=[.E74]*[.H68]" office:value-type="float" office:value="61.7203119462126" calcext:value-type="float">
            <text:p>61.7203119462</text:p>
          </table:table-cell>
          <table:table-cell table:formula="of:=([.E68]-[.I68])^2/[.I68]" office:value-type="float" office:value="0.0479497445648199" calcext:value-type="float">
            <text:p>0.0479497446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ce7" table:formula="of:=1-[.L68]" office:value-type="float" office:value="0.97" calcext:value-type="float">
            <text:p>0.97</text:p>
          </table:table-cell>
          <table:table-cell table:style-name="ce7" table:formula="of:=[.L68] + [.M68] * [.H73]" office:value-type="float" office:value="0.0474361063253637" calcext:value-type="float">
            <text:p>0.0474361063</text:p>
          </table:table-cell>
          <table:table-cell table:style-name="ce7" table:formula="of:=[.N68] * 4 * ([.A53]-1985)" office:value-type="float" office:value="6.07182160964656" calcext:value-type="float">
            <text:p>6.0718216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69]" office:value-type="float" office:value="31" calcext:value-type="float">
            <text:p>31</text:p>
          </table:table-cell>
          <table:table-cell table:formula="of:=2*[.E69]" office:value-type="float" office:value="62" calcext:value-type="float">
            <text:p>62</text:p>
          </table:table-cell>
          <table:table-cell table:formula="of:=(1-[.F75])^(1)*[.F75]" office:value-type="float" office:value="0.249759629829938" calcext:value-type="float">
            <text:p>0.2497596298</text:p>
          </table:table-cell>
          <table:table-cell table:formula="of:=[.G69]/[.G75]" office:value-type="float" office:value="0.254536480274303" calcext:value-type="float">
            <text:p>0.2545364803</text:p>
          </table:table-cell>
          <table:table-cell table:formula="of:=[.E74]*[.H69]" office:value-type="float" office:value="31.8170600342879" calcext:value-type="float">
            <text:p>31.8170600343</text:p>
          </table:table-cell>
          <table:table-cell table:formula="of:=([.E69]-[.I69])^2/[.I69]" office:value-type="float" office:value="0.0209820485900056" calcext:value-type="float">
            <text:p>0.02098204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70]" office:value-type="float" office:value="14" calcext:value-type="float">
            <text:p>14</text:p>
          </table:table-cell>
          <table:table-cell table:formula="of:=3*[.E70]" office:value-type="float" office:value="42" calcext:value-type="float">
            <text:p>42</text:p>
          </table:table-cell>
          <table:table-cell table:formula="of:=(1-[.F75])^(2)*[.F75]" office:value-type="float" office:value="0.128752057237914" calcext:value-type="float">
            <text:p>0.1287520572</text:p>
          </table:table-cell>
          <table:table-cell table:formula="of:=[.G70]/[.G75]" office:value-type="float" office:value="0.131214542156908" calcext:value-type="float">
            <text:p>0.1312145422</text:p>
          </table:table-cell>
          <table:table-cell table:formula="of:=[.E74]*[.H70]" office:value-type="float" office:value="16.4018177696135" calcext:value-type="float">
            <text:p>16.4018177696</text:p>
          </table:table-cell>
          <table:table-cell table:formula="of:=([.E70]-[.I70])^2/[.I70]" office:value-type="float" office:value="0.351712760101422" calcext:value-type="float">
            <text:p>0.35171276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71]" office:value-type="float" office:value="9" calcext:value-type="float">
            <text:p>9</text:p>
          </table:table-cell>
          <table:table-cell table:formula="of:=4*[.E71]" office:value-type="float" office:value="36" calcext:value-type="float">
            <text:p>36</text:p>
          </table:table-cell>
          <table:table-cell table:formula="of:=(1-[.F75])^(3)*[.F75]" office:value-type="float" office:value="0.0663721845451261" calcext:value-type="float">
            <text:p>0.0663721845</text:p>
          </table:table-cell>
          <table:table-cell table:formula="of:=[.G71]/[.G75]" office:value-type="float" office:value="0.0676416050653829" calcext:value-type="float">
            <text:p>0.0676416051</text:p>
          </table:table-cell>
          <table:table-cell table:formula="of:=[.E74]*[.H71]" office:value-type="float" office:value="8.45520063317287" calcext:value-type="float">
            <text:p>8.4552006332</text:p>
          </table:table-cell>
          <table:table-cell table:formula="of:=([.E71]-[.I71])^2/[.I71]" office:value-type="float" office:value="0.0351034071185446" calcext:value-type="float">
            <text:p>0.035103407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72]" office:value-type="float" office:value="8" calcext:value-type="float">
            <text:p>8</text:p>
          </table:table-cell>
          <table:table-cell table:formula="of:=5*[.E72]" office:value-type="float" office:value="40" calcext:value-type="float">
            <text:p>40</text:p>
          </table:table-cell>
          <table:table-cell table:formula="of:=(1-[.F75])^(4)*[.F75]" office:value-type="float" office:value="0.0342151183895418" calcext:value-type="float">
            <text:p>0.0342151184</text:p>
          </table:table-cell>
          <table:table-cell table:formula="of:=[.G72]/[.G75]" office:value-type="float" office:value="0.0348695095879687" calcext:value-type="float">
            <text:p>0.0348695096</text:p>
          </table:table-cell>
          <table:table-cell table:formula="of:=[.E74]*[.H72]" office:value-type="float" office:value="4.35868869849609" calcext:value-type="float">
            <text:p>4.3586886985</text:p>
          </table:table-cell>
          <table:table-cell table:formula="of:=([.E72]-[.I72])^2/[.I72]" office:value-type="float" office:value="3.04200389420676" calcext:value-type="float">
            <text:p>3.042003894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73]" office:value-type="float" office:value="18" calcext:value-type="float">
            <text:p>18</text:p>
          </table:table-cell>
          <table:table-cell table:formula="of:=(1-[.F75])^(5)*[.F75]" office:value-type="float" office:value="0.0176380261465467" calcext:value-type="float">
            <text:p>0.0176380261</text:p>
          </table:table-cell>
          <table:table-cell table:formula="of:=[.G73]/[.G75]" office:value-type="float" office:value="0.0179753673457358" calcext:value-type="float">
            <text:p>0.0179753673</text:p>
          </table:table-cell>
          <table:table-cell table:formula="of:=[.E74]*[.H73]" office:value-type="float" office:value="2.24692091821698" calcext:value-type="float">
            <text:p>2.2469209182</text:p>
          </table:table-cell>
          <table:table-cell table:formula="of:=([.E73]-[.I73])^2/[.I73]" office:value-type="float" office:value="0.252402342610794" calcext:value-type="float">
            <text:p>0.252402342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68:.E73])" office:value-type="float" office:value="125" calcext:value-type="float">
            <text:p>125</text:p>
          </table:table-cell>
          <table:table-cell table:formula="of:=SUM([.F68:.F73])/[.E74]" office:value-type="float" office:value="2.064" calcext:value-type="float">
            <text:p>2.06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74]" office:value-type="float" office:value="0.484496124031008" calcext:value-type="float">
            <text:p>0.484496124</text:p>
          </table:table-cell>
          <table:table-cell table:formula="of:=SUM([.G68:.G73])" office:value-type="float" office:value="0.981233140180074" calcext:value-type="float">
            <text:p>0.9812331402</text:p>
          </table:table-cell>
          <table:table-cell table:formula="of:=SUM([.H68:.H73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68:.J73])" office:value-type="float" office:value="3.75015419719234" calcext:value-type="float">
            <text:p>3.7501541972</text:p>
          </table:table-cell>
          <table:table-cell table:number-columns-repeated="5"/>
        </table:table-row>
        <table:table-row table:style-name="ro1">
          <table:table-cell/>
          <table:table-cell table:formula="of:=SUM([.B68:.B75])" office:value-type="float" office:value="128" calcext:value-type="float">
            <text:p>128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75];5)" office:value-type="float" office:value="0.585918283117331" calcext:value-type="float">
            <text:p>0.5859182831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82]" office:value-type="float" office:value="45" calcext:value-type="float">
            <text:p>45</text:p>
          </table:table-cell>
          <table:table-cell table:formula="of:=(1-[.F89])^(0)*[.F89]" office:value-type="float" office:value="0.535031847133758" calcext:value-type="float">
            <text:p>0.5350318471</text:p>
          </table:table-cell>
          <table:table-cell table:formula="of:=[.G82]/[.G89]" office:value-type="float" office:value="0.540493571501667" calcext:value-type="float">
            <text:p>0.5404935715</text:p>
          </table:table-cell>
          <table:table-cell table:formula="of:=[.E88]*[.H82]" office:value-type="float" office:value="45.4014600061401" calcext:value-type="float">
            <text:p>45.4014600061</text:p>
          </table:table-cell>
          <table:table-cell table:formula="of:=([.E82]-[.I82])^2/[.I82]" office:value-type="float" office:value="0.00354988884736683" calcext:value-type="float">
            <text:p>0.0035498888</text:p>
          </table:table-cell>
          <table:table-cell/>
          <table:table-cell table:style-name="ce7" office:value-type="float" office:value="0.32" calcext:value-type="float">
            <text:p>0.32</text:p>
          </table:table-cell>
          <table:table-cell table:style-name="ce7" table:formula="of:=1-[.L82]" office:value-type="float" office:value="0.68" calcext:value-type="float">
            <text:p>0.68</text:p>
          </table:table-cell>
          <table:table-cell table:style-name="ce7" table:formula="of:=[.L82] + [.M82] * [.H82]" office:value-type="float" office:value="0.687535628621134" calcext:value-type="float">
            <text:p>0.6875356286</text:p>
          </table:table-cell>
          <table:table-cell table:style-name="ce7" table:formula="of:=[.N82] * 4 * ([.A79]-1985)" office:value-type="float" office:value="85.2544179490206" calcext:value-type="float">
            <text:p>85.254417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83]" office:value-type="float" office:value="20" calcext:value-type="float">
            <text:p>20</text:p>
          </table:table-cell>
          <table:table-cell table:formula="of:=2*[.E83]" office:value-type="float" office:value="40" calcext:value-type="float">
            <text:p>40</text:p>
          </table:table-cell>
          <table:table-cell table:formula="of:=(1-[.F89])^(1)*[.F89]" office:value-type="float" office:value="0.248772769686397" calcext:value-type="float">
            <text:p>0.2487727697</text:p>
          </table:table-cell>
          <table:table-cell table:formula="of:=[.G83]/[.G89]" office:value-type="float" office:value="0.251312297577208" calcext:value-type="float">
            <text:p>0.2513122976</text:p>
          </table:table-cell>
          <table:table-cell table:formula="of:=[.E88]*[.H83]" office:value-type="float" office:value="21.1102329964855" calcext:value-type="float">
            <text:p>21.1102329965</text:p>
          </table:table-cell>
          <table:table-cell table:formula="of:=([.E83]-[.I83])^2/[.I83]" office:value-type="float" office:value="0.0583895642786309" calcext:value-type="float">
            <text:p>0.05838956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84]" office:value-type="float" office:value="8" calcext:value-type="float">
            <text:p>8</text:p>
          </table:table-cell>
          <table:table-cell table:formula="of:=3*[.E84]" office:value-type="float" office:value="24" calcext:value-type="float">
            <text:p>24</text:p>
          </table:table-cell>
          <table:table-cell table:formula="of:=(1-[.F89])^(2)*[.F89]" office:value-type="float" office:value="0.115671415204503" calcext:value-type="float">
            <text:p>0.1156714152</text:p>
          </table:table-cell>
          <table:table-cell table:formula="of:=[.G84]/[.G89]" office:value-type="float" office:value="0.116852214797046" calcext:value-type="float">
            <text:p>0.1168522148</text:p>
          </table:table-cell>
          <table:table-cell table:formula="of:=[.E88]*[.H84]" office:value-type="float" office:value="9.81558604295186" calcext:value-type="float">
            <text:p>9.815586043</text:p>
          </table:table-cell>
          <table:table-cell table:formula="of:=([.E84]-[.I84])^2/[.I84]" office:value-type="float" office:value="0.335828412581493" calcext:value-type="float">
            <text:p>0.33582841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85]" office:value-type="float" office:value="8" calcext:value-type="float">
            <text:p>8</text:p>
          </table:table-cell>
          <table:table-cell table:formula="of:=4*[.E85]" office:value-type="float" office:value="32" calcext:value-type="float">
            <text:p>32</text:p>
          </table:table-cell>
          <table:table-cell table:formula="of:=(1-[.F89])^(3)*[.F89]" office:value-type="float" office:value="0.0537835242670619" calcext:value-type="float">
            <text:p>0.0537835243</text:p>
          </table:table-cell>
          <table:table-cell table:formula="of:=[.G85]/[.G89]" office:value-type="float" office:value="0.0543325584725118" calcext:value-type="float">
            <text:p>0.0543325585</text:p>
          </table:table-cell>
          <table:table-cell table:formula="of:=[.E88]*[.H85]" office:value-type="float" office:value="4.56393491169099" calcext:value-type="float">
            <text:p>4.5639349117</text:p>
          </table:table-cell>
          <table:table-cell table:formula="of:=([.E85]-[.I85])^2/[.I85]" office:value-type="float" office:value="2.58692192582596" calcext:value-type="float">
            <text:p>2.586921925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86]" office:value-type="float" office:value="2" calcext:value-type="float">
            <text:p>2</text:p>
          </table:table-cell>
          <table:table-cell table:formula="of:=5*[.E86]" office:value-type="float" office:value="10" calcext:value-type="float">
            <text:p>10</text:p>
          </table:table-cell>
          <table:table-cell table:formula="of:=(1-[.F89])^(4)*[.F89]" office:value-type="float" office:value="0.0250076259330925" calcext:value-type="float">
            <text:p>0.0250076259</text:p>
          </table:table-cell>
          <table:table-cell table:formula="of:=[.G86]/[.G89]" office:value-type="float" office:value="0.0252629093534609" calcext:value-type="float">
            <text:p>0.0252629094</text:p>
          </table:table-cell>
          <table:table-cell table:formula="of:=[.E88]*[.H86]" office:value-type="float" office:value="2.12208438569072" calcext:value-type="float">
            <text:p>2.1220843857</text:p>
          </table:table-cell>
          <table:table-cell table:formula="of:=([.E86]-[.I86])^2/[.I86]" office:value-type="float" office:value="0.00702356481673469" calcext:value-type="float">
            <text:p>0.007023564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87]" office:value-type="float" office:value="1" calcext:value-type="float">
            <text:p>1</text:p>
          </table:table-cell>
          <table:table-cell table:formula="of:=6*[.E87]" office:value-type="float" office:value="6" calcext:value-type="float">
            <text:p>6</text:p>
          </table:table-cell>
          <table:table-cell table:formula="of:=(1-[.F89])^(5)*[.F89]" office:value-type="float" office:value="0.01162774963768" calcext:value-type="float">
            <text:p>0.0116277496</text:p>
          </table:table-cell>
          <table:table-cell table:formula="of:=[.G87]/[.G89]" office:value-type="float" office:value="0.011746448298106" calcext:value-type="float">
            <text:p>0.0117464483</text:p>
          </table:table-cell>
          <table:table-cell table:formula="of:=[.E88]*[.H87]" office:value-type="float" office:value="0.986701657040906" calcext:value-type="float">
            <text:p>0.986701657</text:p>
          </table:table-cell>
          <table:table-cell table:formula="of:=([.E87]-[.I87])^2/[.I87]" office:value-type="float" office:value="0.00017922937921078" calcext:value-type="float">
            <text:p>0.00017922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82:.E87])" office:value-type="float" office:value="84" calcext:value-type="float">
            <text:p>84</text:p>
          </table:table-cell>
          <table:table-cell table:formula="of:=SUM([.F82:.F87])/[.E88]" office:value-type="float" office:value="1.86904761904762" calcext:value-type="float">
            <text:p>1.86904761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88]" office:value-type="float" office:value="0.535031847133758" calcext:value-type="float">
            <text:p>0.5350318471</text:p>
          </table:table-cell>
          <table:table-cell table:formula="of:=SUM([.G82:.G87])" office:value-type="float" office:value="0.989894931862492" calcext:value-type="float">
            <text:p>0.9898949319</text:p>
          </table:table-cell>
          <table:table-cell table:formula="of:=SUM([.H82:.H87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82:.J87])" office:value-type="float" office:value="2.9918925857294" calcext:value-type="float">
            <text:p>2.9918925857</text:p>
          </table:table-cell>
          <table:table-cell table:number-columns-repeated="5"/>
        </table:table-row>
        <table:table-row table:style-name="ro1">
          <table:table-cell/>
          <table:table-cell table:formula="of:=SUM([.B82:.B89])" office:value-type="float" office:value="124" calcext:value-type="float">
            <text:p>124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89];5)" office:value-type="float" office:value="0.701235837399335" calcext:value-type="float">
            <text:p>0.70123583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94]" office:value-type="float" office:value="58" calcext:value-type="float">
            <text:p>58</text:p>
          </table:table-cell>
          <table:table-cell table:formula="of:=1*[.E94]" office:value-type="float" office:value="58" calcext:value-type="float">
            <text:p>58</text:p>
          </table:table-cell>
          <table:table-cell table:formula="of:=(1-[.F101])^(0)*[.F101]" office:value-type="float" office:value="0.487903225806452" calcext:value-type="float">
            <text:p>0.4879032258</text:p>
          </table:table-cell>
          <table:table-cell table:formula="of:=[.G94]/[.G101]" office:value-type="float" office:value="0.496864089061794" calcext:value-type="float">
            <text:p>0.4968640891</text:p>
          </table:table-cell>
          <table:table-cell table:formula="of:=[.E100]*[.H94]" office:value-type="float" office:value="60.1205547764771" calcext:value-type="float">
            <text:p>60.1205547765</text:p>
          </table:table-cell>
          <table:table-cell table:formula="of:=([.E94]-[.I94])^2/[.I94]" office:value-type="float" office:value="0.0747955932336006" calcext:value-type="float">
            <text:p>0.074795593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ce7" table:formula="of:=1-[.L94]" office:value-type="float" office:value="0.97" calcext:value-type="float">
            <text:p>0.97</text:p>
          </table:table-cell>
          <table:table-cell table:style-name="ce7" table:formula="of:=[.L94] + [.M94] * [.H99]" office:value-type="float" office:value="0.0469734272811429" calcext:value-type="float">
            <text:p>0.0469734273</text:p>
          </table:table-cell>
          <table:table-cell table:style-name="ce7" table:formula="of:=[.N94] * 4 * ([.A79]-1985)" office:value-type="float" office:value="5.82470498286172" calcext:value-type="float">
            <text:p>5.8247049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95]" office:value-type="float" office:value="31" calcext:value-type="float">
            <text:p>31</text:p>
          </table:table-cell>
          <table:table-cell table:formula="of:=2*[.E95]" office:value-type="float" office:value="62" calcext:value-type="float">
            <text:p>62</text:p>
          </table:table-cell>
          <table:table-cell table:formula="of:=(1-[.F101])^(1)*[.F101]" office:value-type="float" office:value="0.24985366805411" calcext:value-type="float">
            <text:p>0.2498536681</text:p>
          </table:table-cell>
          <table:table-cell table:formula="of:=[.G95]/[.G101]" office:value-type="float" office:value="0.254442497221161" calcext:value-type="float">
            <text:p>0.2544424972</text:p>
          </table:table-cell>
          <table:table-cell table:formula="of:=[.E100]*[.H95]" office:value-type="float" office:value="30.7875421637604" calcext:value-type="float">
            <text:p>30.7875421638</text:p>
          </table:table-cell>
          <table:table-cell table:formula="of:=([.E95]-[.I95])^2/[.I95]" office:value-type="float" office:value="0.00146612327608042" calcext:value-type="float">
            <text:p>0.001466123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96]" office:value-type="float" office:value="13" calcext:value-type="float">
            <text:p>13</text:p>
          </table:table-cell>
          <table:table-cell table:formula="of:=3*[.E96]" office:value-type="float" office:value="39" calcext:value-type="float">
            <text:p>39</text:p>
          </table:table-cell>
          <table:table-cell table:formula="of:=(1-[.F101])^(2)*[.F101]" office:value-type="float" office:value="0.127949257430935" calcext:value-type="float">
            <text:p>0.1279492574</text:p>
          </table:table-cell>
          <table:table-cell table:formula="of:=[.G96]/[.G101]" office:value-type="float" office:value="0.130299182044707" calcext:value-type="float">
            <text:p>0.130299182</text:p>
          </table:table-cell>
          <table:table-cell table:formula="of:=[.E100]*[.H96]" office:value-type="float" office:value="15.7662010274096" calcext:value-type="float">
            <text:p>15.7662010274</text:p>
          </table:table-cell>
          <table:table-cell table:formula="of:=([.E96]-[.I96])^2/[.I96]" office:value-type="float" office:value="0.4853336647642" calcext:value-type="float">
            <text:p>0.48533366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97]" office:value-type="float" office:value="9" calcext:value-type="float">
            <text:p>9</text:p>
          </table:table-cell>
          <table:table-cell table:formula="of:=4*[.E97]" office:value-type="float" office:value="36" calcext:value-type="float">
            <text:p>36</text:p>
          </table:table-cell>
          <table:table-cell table:formula="of:=(1-[.F101])^(3)*[.F101]" office:value-type="float" office:value="0.0655224019908419" calcext:value-type="float">
            <text:p>0.065522402</text:p>
          </table:table-cell>
          <table:table-cell table:formula="of:=[.G97]/[.G101]" office:value-type="float" office:value="0.0667257908051525" calcext:value-type="float">
            <text:p>0.0667257908</text:p>
          </table:table-cell>
          <table:table-cell table:formula="of:=[.E100]*[.H97]" office:value-type="float" office:value="8.07382068742345" calcext:value-type="float">
            <text:p>8.0738206874</text:p>
          </table:table-cell>
          <table:table-cell table:formula="of:=([.E97]-[.I97])^2/[.I97]" office:value-type="float" office:value="0.106245624253332" calcext:value-type="float">
            <text:p>0.106245624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98]" office:value-type="float" office:value="7" calcext:value-type="float">
            <text:p>7</text:p>
          </table:table-cell>
          <table:table-cell table:formula="of:=5*[.E98]" office:value-type="float" office:value="35" calcext:value-type="float">
            <text:p>35</text:p>
          </table:table-cell>
          <table:table-cell table:formula="of:=(1-[.F101])^(4)*[.F101]" office:value-type="float" office:value="0.0335538106969231" calcext:value-type="float">
            <text:p>0.0335538107</text:p>
          </table:table-cell>
          <table:table-cell table:formula="of:=[.G98]/[.G101]" office:value-type="float" office:value="0.0341700622268321" calcext:value-type="float">
            <text:p>0.0341700622</text:p>
          </table:table-cell>
          <table:table-cell table:formula="of:=[.E100]*[.H98]" office:value-type="float" office:value="4.13457752944669" calcext:value-type="float">
            <text:p>4.1345775294</text:p>
          </table:table-cell>
          <table:table-cell table:formula="of:=([.E98]-[.I98])^2/[.I98]" office:value-type="float" office:value="1.98584882645813" calcext:value-type="float">
            <text:p>1.985848826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99]" office:value-type="float" office:value="18" calcext:value-type="float">
            <text:p>18</text:p>
          </table:table-cell>
          <table:table-cell table:formula="of:=(1-[.F101])^(5)*[.F101]" office:value-type="float" office:value="0.0171827982197953" calcext:value-type="float">
            <text:p>0.0171827982</text:p>
          </table:table-cell>
          <table:table-cell table:formula="of:=[.G99]/[.G101]" office:value-type="float" office:value="0.0174983786403535" calcext:value-type="float">
            <text:p>0.0174983786</text:p>
          </table:table-cell>
          <table:table-cell table:formula="of:=[.E100]*[.H99]" office:value-type="float" office:value="2.11730381548278" calcext:value-type="float">
            <text:p>2.1173038155</text:p>
          </table:table-cell>
          <table:table-cell table:formula="of:=([.E99]-[.I99])^2/[.I99]" office:value-type="float" office:value="0.367992797473708" calcext:value-type="float">
            <text:p>0.367992797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94:.E99])" office:value-type="float" office:value="121" calcext:value-type="float">
            <text:p>121</text:p>
          </table:table-cell>
          <table:table-cell table:formula="of:=SUM([.F94:.F99])/[.E100]" office:value-type="float" office:value="2.0495867768595" calcext:value-type="float">
            <text:p>2.049586776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00]" office:value-type="float" office:value="0.487903225806452" calcext:value-type="float">
            <text:p>0.4879032258</text:p>
          </table:table-cell>
          <table:table-cell table:formula="of:=SUM([.G94:.G99])" office:value-type="float" office:value="0.981965162199058" calcext:value-type="float">
            <text:p>0.9819651622</text:p>
          </table:table-cell>
          <table:table-cell table:formula="of:=SUM([.H94:.H99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94:.J99])" office:value-type="float" office:value="3.02168262945905" calcext:value-type="float">
            <text:p>3.0216826295</text:p>
          </table:table-cell>
          <table:table-cell table:number-columns-repeated="5"/>
        </table:table-row>
        <table:table-row table:style-name="ro1">
          <table:table-cell/>
          <table:table-cell table:formula="of:=SUM([.B94:.B101])" office:value-type="float" office:value="124" calcext:value-type="float">
            <text:p>124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01];5)" office:value-type="float" office:value="0.696642844417867" calcext:value-type="float">
            <text:p>0.6966428444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108]" office:value-type="float" office:value="45" calcext:value-type="float">
            <text:p>45</text:p>
          </table:table-cell>
          <table:table-cell table:formula="of:=(1-[.F115])^(0)*[.F115]" office:value-type="float" office:value="0.535483870967742" calcext:value-type="float">
            <text:p>0.535483871</text:p>
          </table:table-cell>
          <table:table-cell table:formula="of:=[.G108]/[.G115]" office:value-type="float" office:value="0.540918079335417" calcext:value-type="float">
            <text:p>0.5409180793</text:p>
          </table:table-cell>
          <table:table-cell table:formula="of:=[.E114]*[.H108]" office:value-type="float" office:value="44.8962005848396" calcext:value-type="float">
            <text:p>44.8962005848</text:p>
          </table:table-cell>
          <table:table-cell table:formula="of:=([.E108]-[.I108])^2/[.I108]" office:value-type="float" office:value="0.000239982859290832" calcext:value-type="float">
            <text:p>0.0002399829</text:p>
          </table:table-cell>
          <table:table-cell/>
          <table:table-cell table:style-name="ce7" office:value-type="float" office:value="0.31" calcext:value-type="float">
            <text:p>0.31</text:p>
          </table:table-cell>
          <table:table-cell table:style-name="ce7" table:formula="of:=1-[.L108]" office:value-type="float" office:value="0.69" calcext:value-type="float">
            <text:p>0.69</text:p>
          </table:table-cell>
          <table:table-cell table:style-name="ce7" table:formula="of:=[.L108] + [.M108] * [.H108]" office:value-type="float" office:value="0.683233474741437" calcext:value-type="float">
            <text:p>0.6832334747</text:p>
          </table:table-cell>
          <table:table-cell table:style-name="ce7" table:formula="of:=[.N108] * 4 * ([.A105]-1985)" office:value-type="float" office:value="81.9880169689725" calcext:value-type="float">
            <text:p>81.9880169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09]" office:value-type="float" office:value="19" calcext:value-type="float">
            <text:p>19</text:p>
          </table:table-cell>
          <table:table-cell table:formula="of:=2*[.E109]" office:value-type="float" office:value="38" calcext:value-type="float">
            <text:p>38</text:p>
          </table:table-cell>
          <table:table-cell table:formula="of:=(1-[.F115])^(1)*[.F115]" office:value-type="float" office:value="0.248740894901145" calcext:value-type="float">
            <text:p>0.2487408949</text:p>
          </table:table-cell>
          <table:table-cell table:formula="of:=[.G109]/[.G115]" office:value-type="float" office:value="0.251265172336452" calcext:value-type="float">
            <text:p>0.2512651723</text:p>
          </table:table-cell>
          <table:table-cell table:formula="of:=[.E114]*[.H109]" office:value-type="float" office:value="20.8550093039255" calcext:value-type="float">
            <text:p>20.8550093039</text:p>
          </table:table-cell>
          <table:table-cell table:formula="of:=([.E109]-[.I109])^2/[.I109]" office:value-type="float" office:value="0.16499918400911" calcext:value-type="float">
            <text:p>0.16499918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0]" office:value-type="float" office:value="8" calcext:value-type="float">
            <text:p>8</text:p>
          </table:table-cell>
          <table:table-cell table:formula="of:=3*[.E110]" office:value-type="float" office:value="24" calcext:value-type="float">
            <text:p>24</text:p>
          </table:table-cell>
          <table:table-cell table:formula="of:=(1-[.F115])^(2)*[.F115]" office:value-type="float" office:value="0.115544157631499" calcext:value-type="float">
            <text:p>0.1155441576</text:p>
          </table:table-cell>
          <table:table-cell table:formula="of:=[.G110]/[.G115]" office:value-type="float" office:value="0.116716725214352" calcext:value-type="float">
            <text:p>0.1167167252</text:p>
          </table:table-cell>
          <table:table-cell table:formula="of:=[.E114]*[.H110]" office:value-type="float" office:value="9.68748819279119" calcext:value-type="float">
            <text:p>9.6874881928</text:p>
          </table:table-cell>
          <table:table-cell table:formula="of:=([.E110]-[.I110])^2/[.I110]" office:value-type="float" office:value="0.29394785770461" calcext:value-type="float">
            <text:p>0.293947857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11]" office:value-type="float" office:value="8" calcext:value-type="float">
            <text:p>8</text:p>
          </table:table-cell>
          <table:table-cell table:formula="of:=4*[.E111]" office:value-type="float" office:value="32" calcext:value-type="float">
            <text:p>32</text:p>
          </table:table-cell>
          <table:table-cell table:formula="of:=(1-[.F115])^(3)*[.F115]" office:value-type="float" office:value="0.0536721248352772" calcext:value-type="float">
            <text:p>0.0536721248</text:p>
          </table:table-cell>
          <table:table-cell table:formula="of:=[.G111]/[.G115]" office:value-type="float" office:value="0.0542168013898924" calcext:value-type="float">
            <text:p>0.0542168014</text:p>
          </table:table-cell>
          <table:table-cell table:formula="of:=[.E114]*[.H111]" office:value-type="float" office:value="4.49999451536107" calcext:value-type="float">
            <text:p>4.4999945154</text:p>
          </table:table-cell>
          <table:table-cell table:formula="of:=([.E111]-[.I111])^2/[.I111]" office:value-type="float" office:value="2.7222340717719" calcext:value-type="float">
            <text:p>2.722234071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12]" office:value-type="float" office:value="2" calcext:value-type="float">
            <text:p>2</text:p>
          </table:table-cell>
          <table:table-cell table:formula="of:=5*[.E112]" office:value-type="float" office:value="10" calcext:value-type="float">
            <text:p>10</text:p>
          </table:table-cell>
          <table:table-cell table:formula="of:=(1-[.F115])^(4)*[.F115]" office:value-type="float" office:value="0.0249315676654191" calcext:value-type="float">
            <text:p>0.0249315677</text:p>
          </table:table-cell>
          <table:table-cell table:formula="of:=[.G112]/[.G115]" office:value-type="float" office:value="0.0251845787101436" calcext:value-type="float">
            <text:p>0.0251845787</text:p>
          </table:table-cell>
          <table:table-cell table:formula="of:=[.E114]*[.H112]" office:value-type="float" office:value="2.09032003294192" calcext:value-type="float">
            <text:p>2.0903200329</text:p>
          </table:table-cell>
          <table:table-cell table:formula="of:=([.E112]-[.I112])^2/[.I112]" office:value-type="float" office:value="0.00390261214649872" calcext:value-type="float">
            <text:p>0.00390261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13]" office:value-type="float" office:value="1" calcext:value-type="float">
            <text:p>1</text:p>
          </table:table-cell>
          <table:table-cell table:formula="of:=6*[.E113]" office:value-type="float" office:value="6" calcext:value-type="float">
            <text:p>6</text:p>
          </table:table-cell>
          <table:table-cell table:formula="of:=(1-[.F115])^(5)*[.F115]" office:value-type="float" office:value="0.0115811153026463" calcext:value-type="float">
            <text:p>0.0115811153</text:p>
          </table:table-cell>
          <table:table-cell table:formula="of:=[.G113]/[.G115]" office:value-type="float" office:value="0.0116986430137441" calcext:value-type="float">
            <text:p>0.011698643</text:p>
          </table:table-cell>
          <table:table-cell table:formula="of:=[.E114]*[.H113]" office:value-type="float" office:value="0.970987370140761" calcext:value-type="float">
            <text:p>0.9709873701</text:p>
          </table:table-cell>
          <table:table-cell table:formula="of:=([.E113]-[.I113])^2/[.I113]" office:value-type="float" office:value="0.000866883254338524" calcext:value-type="float">
            <text:p>0.00086688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08:.E113])" office:value-type="float" office:value="83" calcext:value-type="float">
            <text:p>83</text:p>
          </table:table-cell>
          <table:table-cell table:formula="of:=SUM([.F108:.F113])/[.E114]" office:value-type="float" office:value="1.86746987951807" calcext:value-type="float">
            <text:p>1.867469879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14]" office:value-type="float" office:value="0.535483870967742" calcext:value-type="float">
            <text:p>0.535483871</text:p>
          </table:table-cell>
          <table:table-cell table:formula="of:=SUM([.G108:.G113])" office:value-type="float" office:value="0.989953731303729" calcext:value-type="float">
            <text:p>0.9899537313</text:p>
          </table:table-cell>
          <table:table-cell table:formula="of:=SUM([.H108:.H113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08:.J113])" office:value-type="float" office:value="3.18619059174575" calcext:value-type="float">
            <text:p>3.1861905917</text:p>
          </table:table-cell>
          <table:table-cell table:number-columns-repeated="5"/>
        </table:table-row>
        <table:table-row table:style-name="ro1">
          <table:table-cell/>
          <table:table-cell table:formula="of:=SUM([.B108:.B115])"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15];5)" office:value-type="float" office:value="0.671305703416739" calcext:value-type="float">
            <text:p>0.67130570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20]" office:value-type="float" office:value="56" calcext:value-type="float">
            <text:p>56</text:p>
          </table:table-cell>
          <table:table-cell table:formula="of:=1*[.E120]" office:value-type="float" office:value="56" calcext:value-type="float">
            <text:p>56</text:p>
          </table:table-cell>
          <table:table-cell table:formula="of:=(1-[.F127])^(0)*[.F127]" office:value-type="float" office:value="0.4875" calcext:value-type="float">
            <text:p>0.4875</text:p>
          </table:table-cell>
          <table:table-cell table:formula="of:=[.G120]/[.G127]" office:value-type="float" office:value="0.496496622902261" calcext:value-type="float">
            <text:p>0.4964966229</text:p>
          </table:table-cell>
          <table:table-cell table:formula="of:=[.E126]*[.H120]" office:value-type="float" office:value="58.0901048795645" calcext:value-type="float">
            <text:p>58.0901048796</text:p>
          </table:table-cell>
          <table:table-cell table:formula="of:=([.E120]-[.I120])^2/[.I120]" office:value-type="float" office:value="0.0752027977335627" calcext:value-type="float">
            <text:p>0.0752027977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ce7" table:formula="of:=1-[.L120]" office:value-type="float" office:value="0.97" calcext:value-type="float">
            <text:p>0.97</text:p>
          </table:table-cell>
          <table:table-cell table:style-name="ce7" table:formula="of:=[.L120] + [.M120] * [.H125]" office:value-type="float" office:value="0.0470277545662298" calcext:value-type="float">
            <text:p>0.0470277546</text:p>
          </table:table-cell>
          <table:table-cell table:style-name="ce7" table:formula="of:=[.N120] * 4 * ([.A105]-1985)" office:value-type="float" office:value="5.64333054794758" calcext:value-type="float">
            <text:p>5.6433305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21]" office:value-type="float" office:value="30" calcext:value-type="float">
            <text:p>30</text:p>
          </table:table-cell>
          <table:table-cell table:formula="of:=2*[.E121]" office:value-type="float" office:value="60" calcext:value-type="float">
            <text:p>60</text:p>
          </table:table-cell>
          <table:table-cell table:formula="of:=(1-[.F127])^(1)*[.F127]" office:value-type="float" office:value="0.24984375" calcext:value-type="float">
            <text:p>0.24984375</text:p>
          </table:table-cell>
          <table:table-cell table:formula="of:=[.G121]/[.G127]" office:value-type="float" office:value="0.254454519237409" calcext:value-type="float">
            <text:p>0.2544545192</text:p>
          </table:table-cell>
          <table:table-cell table:formula="of:=[.E126]*[.H121]" office:value-type="float" office:value="29.7711787507768" calcext:value-type="float">
            <text:p>29.7711787508</text:p>
          </table:table-cell>
          <table:table-cell table:formula="of:=([.E121]-[.I121])^2/[.I121]" office:value-type="float" office:value="0.00175871988591306" calcext:value-type="float">
            <text:p>0.001758719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2]" office:value-type="float" office:value="13" calcext:value-type="float">
            <text:p>13</text:p>
          </table:table-cell>
          <table:table-cell table:formula="of:=3*[.E122]" office:value-type="float" office:value="39" calcext:value-type="float">
            <text:p>39</text:p>
          </table:table-cell>
          <table:table-cell table:formula="of:=(1-[.F127])^(2)*[.F127]" office:value-type="float" office:value="0.128044921875" calcext:value-type="float">
            <text:p>0.1280449219</text:p>
          </table:table-cell>
          <table:table-cell table:formula="of:=[.G122]/[.G127]" office:value-type="float" office:value="0.130407941109172" calcext:value-type="float">
            <text:p>0.1304079411</text:p>
          </table:table-cell>
          <table:table-cell table:formula="of:=[.E126]*[.H122]" office:value-type="float" office:value="15.2577291097731" calcext:value-type="float">
            <text:p>15.2577291098</text:p>
          </table:table-cell>
          <table:table-cell table:formula="of:=([.E122]-[.I122])^2/[.I122]" office:value-type="float" office:value="0.334082529349132" calcext:value-type="float">
            <text:p>0.334082529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23]" office:value-type="float" office:value="8" calcext:value-type="float">
            <text:p>8</text:p>
          </table:table-cell>
          <table:table-cell table:formula="of:=4*[.E123]" office:value-type="float" office:value="32" calcext:value-type="float">
            <text:p>32</text:p>
          </table:table-cell>
          <table:table-cell table:formula="of:=(1-[.F127])^(3)*[.F127]" office:value-type="float" office:value="0.0656230224609375" calcext:value-type="float">
            <text:p>0.0656230225</text:p>
          </table:table-cell>
          <table:table-cell table:formula="of:=[.G123]/[.G127]" office:value-type="float" office:value="0.0668340698184506" calcext:value-type="float">
            <text:p>0.0668340698</text:p>
          </table:table-cell>
          <table:table-cell table:formula="of:=[.E126]*[.H123]" office:value-type="float" office:value="7.81958616875872" calcext:value-type="float">
            <text:p>7.8195861688</text:p>
          </table:table-cell>
          <table:table-cell table:formula="of:=([.E123]-[.I123])^2/[.I123]" office:value-type="float" office:value="0.00416251573941343" calcext:value-type="float">
            <text:p>0.004162515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24]" office:value-type="float" office:value="7" calcext:value-type="float">
            <text:p>7</text:p>
          </table:table-cell>
          <table:table-cell table:formula="of:=5*[.E124]" office:value-type="float" office:value="35" calcext:value-type="float">
            <text:p>35</text:p>
          </table:table-cell>
          <table:table-cell table:formula="of:=(1-[.F127])^(4)*[.F127]" office:value-type="float" office:value="0.0336317990112305" calcext:value-type="float">
            <text:p>0.033631799</text:p>
          </table:table-cell>
          <table:table-cell table:formula="of:=[.G124]/[.G127]" office:value-type="float" office:value="0.0342524607819559" calcext:value-type="float">
            <text:p>0.0342524608</text:p>
          </table:table-cell>
          <table:table-cell table:formula="of:=[.E126]*[.H124]" office:value-type="float" office:value="4.00753791148884" calcext:value-type="float">
            <text:p>4.0075379115</text:p>
          </table:table-cell>
          <table:table-cell table:formula="of:=([.E124]-[.I124])^2/[.I124]" office:value-type="float" office:value="2.23449647862464" calcext:value-type="float">
            <text:p>2.234496478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125]" office:value-type="float" office:value="18" calcext:value-type="float">
            <text:p>18</text:p>
          </table:table-cell>
          <table:table-cell table:formula="of:=(1-[.F127])^(5)*[.F127]" office:value-type="float" office:value="0.0172362969932556" calcext:value-type="float">
            <text:p>0.017236297</text:p>
          </table:table-cell>
          <table:table-cell table:formula="of:=[.G125]/[.G127]" office:value-type="float" office:value="0.0175543861507524" calcext:value-type="float">
            <text:p>0.0175543862</text:p>
          </table:table-cell>
          <table:table-cell table:formula="of:=[.E126]*[.H125]" office:value-type="float" office:value="2.05386317963803" calcext:value-type="float">
            <text:p>2.0538631796</text:p>
          </table:table-cell>
          <table:table-cell table:formula="of:=([.E125]-[.I125])^2/[.I125]" office:value-type="float" office:value="0.435849326147626" calcext:value-type="float">
            <text:p>0.435849326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20:.E125])" office:value-type="float" office:value="117" calcext:value-type="float">
            <text:p>117</text:p>
          </table:table-cell>
          <table:table-cell table:formula="of:=SUM([.F120:.F125])/[.E126]" office:value-type="float" office:value="2.05128205128205" calcext:value-type="float">
            <text:p>2.051282051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26]" office:value-type="float" office:value="0.4875" calcext:value-type="float">
            <text:p>0.4875</text:p>
          </table:table-cell>
          <table:table-cell table:formula="of:=SUM([.G120:.G125])" office:value-type="float" office:value="0.981879790340424" calcext:value-type="float">
            <text:p>0.9818797903</text:p>
          </table:table-cell>
          <table:table-cell table:formula="of:=SUM([.H120:.H125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20:.J125])" office:value-type="float" office:value="3.08555236748029" calcext:value-type="float">
            <text:p>3.0855523675</text:p>
          </table:table-cell>
          <table:table-cell table:number-columns-repeated="5"/>
        </table:table-row>
        <table:table-row table:style-name="ro1">
          <table:table-cell/>
          <table:table-cell table:formula="of:=SUM([.B120:.B127])" office:value-type="float" office:value="120" calcext:value-type="float">
            <text:p>120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27];5)" office:value-type="float" office:value="0.686797987349308" calcext:value-type="float">
            <text:p>0.6867979873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number-columns-repeated="2"/>
          <table:table-cell table:style-name="Default" office:value-type="float" office:value="45" calcext:value-type="float">
            <text:p>45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134]" office:value-type="float" office:value="45" calcext:value-type="float">
            <text:p>45</text:p>
          </table:table-cell>
          <table:table-cell table:formula="of:=(1-[.F141])^(0)*[.F141]" office:value-type="float" office:value="0.543624161073825" calcext:value-type="float">
            <text:p>0.5436241611</text:p>
          </table:table-cell>
          <table:table-cell table:formula="of:=[.G134]/[.G141]" office:value-type="float" office:value="0.548580675455511" calcext:value-type="float">
            <text:p>0.5485806755</text:p>
          </table:table-cell>
          <table:table-cell table:formula="of:=[.E140]*[.H134]" office:value-type="float" office:value="44.4350347118964" calcext:value-type="float">
            <text:p>44.4350347119</text:p>
          </table:table-cell>
          <table:table-cell table:formula="of:=([.E134]-[.I134])^2/[.I134]" office:value-type="float" office:value="0.0071832007971082" calcext:value-type="float">
            <text:p>0.0071832008</text:p>
          </table:table-cell>
          <table:table-cell/>
          <table:table-cell table:style-name="ce7" office:value-type="float" office:value="0.31" calcext:value-type="float">
            <text:p>0.31</text:p>
          </table:table-cell>
          <table:table-cell table:style-name="ce7" table:formula="of:=1-[.L134]" office:value-type="float" office:value="0.69" calcext:value-type="float">
            <text:p>0.69</text:p>
          </table:table-cell>
          <table:table-cell table:style-name="ce7" table:formula="of:=[.L134] + [.M134] * [.H134]" office:value-type="float" office:value="0.688520666064302" calcext:value-type="float">
            <text:p>0.6885206661</text:p>
          </table:table-cell>
          <table:table-cell table:style-name="ce7" table:formula="of:=[.N134] * 4 * ([.A131]-1985)" office:value-type="float" office:value="79.8683972634591" calcext:value-type="float">
            <text:p>79.8683972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35]" office:value-type="float" office:value="18" calcext:value-type="float">
            <text:p>18</text:p>
          </table:table-cell>
          <table:table-cell table:formula="of:=2*[.E135]" office:value-type="float" office:value="36" calcext:value-type="float">
            <text:p>36</text:p>
          </table:table-cell>
          <table:table-cell table:formula="of:=(1-[.F141])^(1)*[.F141]" office:value-type="float" office:value="0.248096932570605" calcext:value-type="float">
            <text:p>0.2480969326</text:p>
          </table:table-cell>
          <table:table-cell table:formula="of:=[.G135]/[.G141]" office:value-type="float" office:value="0.250358965979696" calcext:value-type="float">
            <text:p>0.250358966</text:p>
          </table:table-cell>
          <table:table-cell table:formula="of:=[.E140]*[.H135]" office:value-type="float" office:value="20.2790762443554" calcext:value-type="float">
            <text:p>20.2790762444</text:p>
          </table:table-cell>
          <table:table-cell table:formula="of:=([.E135]-[.I135])^2/[.I135]" office:value-type="float" office:value="0.25613536164059" calcext:value-type="float">
            <text:p>0.25613536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36]" office:value-type="float" office:value="8" calcext:value-type="float">
            <text:p>8</text:p>
          </table:table-cell>
          <table:table-cell table:formula="of:=3*[.E136]" office:value-type="float" office:value="24" calcext:value-type="float">
            <text:p>24</text:p>
          </table:table-cell>
          <table:table-cell table:formula="of:=(1-[.F141])^(2)*[.F141]" office:value-type="float" office:value="0.11322544573692" calcext:value-type="float">
            <text:p>0.1132254457</text:p>
          </table:table-cell>
          <table:table-cell table:formula="of:=[.G136]/[.G141]" office:value-type="float" office:value="0.114257783131673" calcext:value-type="float">
            <text:p>0.1142577831</text:p>
          </table:table-cell>
          <table:table-cell table:formula="of:=[.E140]*[.H136]" office:value-type="float" office:value="9.25488043366555" calcext:value-type="float">
            <text:p>9.2548804337</text:p>
          </table:table-cell>
          <table:table-cell table:formula="of:=([.E136]-[.I136])^2/[.I136]" office:value-type="float" office:value="0.17015075603445" calcext:value-type="float">
            <text:p>0.1701507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37]" office:value-type="float" office:value="7" calcext:value-type="float">
            <text:p>7</text:p>
          </table:table-cell>
          <table:table-cell table:formula="of:=4*[.E137]" office:value-type="float" office:value="28" calcext:value-type="float">
            <text:p>28</text:p>
          </table:table-cell>
          <table:table-cell table:formula="of:=(1-[.F141])^(3)*[.F141]" office:value-type="float" office:value="0.0516733577859771" calcext:value-type="float">
            <text:p>0.0516733578</text:p>
          </table:table-cell>
          <table:table-cell table:formula="of:=[.G137]/[.G141]" office:value-type="float" office:value="0.0521444916305624" calcext:value-type="float">
            <text:p>0.0521444916</text:p>
          </table:table-cell>
          <table:table-cell table:formula="of:=[.E140]*[.H137]" office:value-type="float" office:value="4.22370382207555" calcext:value-type="float">
            <text:p>4.2237038221</text:p>
          </table:table-cell>
          <table:table-cell table:formula="of:=([.E137]-[.I137])^2/[.I137]" office:value-type="float" office:value="1.82489606095776" calcext:value-type="float">
            <text:p>1.82489606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38]" office:value-type="float" office:value="2" calcext:value-type="float">
            <text:p>2</text:p>
          </table:table-cell>
          <table:table-cell table:formula="of:=5*[.E138]" office:value-type="float" office:value="10" calcext:value-type="float">
            <text:p>10</text:p>
          </table:table-cell>
          <table:table-cell table:formula="of:=(1-[.F141])^(4)*[.F141]" office:value-type="float" office:value="0.0235824720097077" calcext:value-type="float">
            <text:p>0.023582472</text:p>
          </table:table-cell>
          <table:table-cell table:formula="of:=[.G138]/[.G141]" office:value-type="float" office:value="0.0237974861132768" calcext:value-type="float">
            <text:p>0.0237974861</text:p>
          </table:table-cell>
          <table:table-cell table:formula="of:=[.E140]*[.H138]" office:value-type="float" office:value="1.92759637517542" calcext:value-type="float">
            <text:p>1.9275963752</text:p>
          </table:table-cell>
          <table:table-cell table:formula="of:=([.E138]-[.I138])^2/[.I138]" office:value-type="float" office:value="0.00271959677619831" calcext:value-type="float">
            <text:p>0.00271959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39]" office:value-type="float" office:value="1" calcext:value-type="float">
            <text:p>1</text:p>
          </table:table-cell>
          <table:table-cell table:formula="of:=6*[.E139]" office:value-type="float" office:value="6" calcext:value-type="float">
            <text:p>6</text:p>
          </table:table-cell>
          <table:table-cell table:formula="of:=(1-[.F141])^(5)*[.F141]" office:value-type="float" office:value="0.0107624704473834" calcext:value-type="float">
            <text:p>0.0107624704</text:p>
          </table:table-cell>
          <table:table-cell table:formula="of:=[.G139]/[.G141]" office:value-type="float" office:value="0.0108605976892807" calcext:value-type="float">
            <text:p>0.0108605977</text:p>
          </table:table-cell>
          <table:table-cell table:formula="of:=[.E140]*[.H139]" office:value-type="float" office:value="0.879708412831735" calcext:value-type="float">
            <text:p>0.8797084128</text:p>
          </table:table-cell>
          <table:table-cell table:formula="of:=([.E139]-[.I139])^2/[.I139]" office:value-type="float" office:value="0.0164487070174558" calcext:value-type="float">
            <text:p>0.0164487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34:.E139])" office:value-type="float" office:value="81" calcext:value-type="float">
            <text:p>81</text:p>
          </table:table-cell>
          <table:table-cell table:formula="of:=SUM([.F134:.F139])/[.E140]" office:value-type="float" office:value="1.83950617283951" calcext:value-type="float">
            <text:p>1.839506172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40]" office:value-type="float" office:value="0.543624161073825" calcext:value-type="float">
            <text:p>0.5436241611</text:p>
          </table:table-cell>
          <table:table-cell table:formula="of:=SUM([.G134:.G139])" office:value-type="float" office:value="0.990964839624419" calcext:value-type="float">
            <text:p>0.9909648396</text:p>
          </table:table-cell>
          <table:table-cell table:formula="of:=SUM([.H134:.H139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34:.J139])" office:value-type="float" office:value="2.27753368322356" calcext:value-type="float">
            <text:p>2.2775336832</text:p>
          </table:table-cell>
          <table:table-cell table:number-columns-repeated="5"/>
        </table:table-row>
        <table:table-row table:style-name="ro1">
          <table:table-cell/>
          <table:table-cell table:formula="of:=SUM([.B134:.B141])" office:value-type="float" office:value="116" calcext:value-type="float">
            <text:p>116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41];5)" office:value-type="float" office:value="0.809560851866211" calcext:value-type="float">
            <text:p>0.80956085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46]" office:value-type="float" office:value="54" calcext:value-type="float">
            <text:p>54</text:p>
          </table:table-cell>
          <table:table-cell table:formula="of:=1*[.E146]" office:value-type="float" office:value="54" calcext:value-type="float">
            <text:p>54</text:p>
          </table:table-cell>
          <table:table-cell table:formula="of:=(1-[.F153])^(0)*[.F153]" office:value-type="float" office:value="0.487179487179487" calcext:value-type="float">
            <text:p>0.4871794872</text:p>
          </table:table-cell>
          <table:table-cell table:formula="of:=[.G146]/[.G153]" office:value-type="float" office:value="0.496204610122458" calcext:value-type="float">
            <text:p>0.4962046101</text:p>
          </table:table-cell>
          <table:table-cell table:formula="of:=[.E152]*[.H146]" office:value-type="float" office:value="56.5673255539602" calcext:value-type="float">
            <text:p>56.567325554</text:p>
          </table:table-cell>
          <table:table-cell table:formula="of:=([.E146]-[.I146])^2/[.I146]" office:value-type="float" office:value="0.11651886376933" calcext:value-type="float">
            <text:p>0.1165188638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ce7" table:formula="of:=1-[.L146]" office:value-type="float" office:value="0.97" calcext:value-type="float">
            <text:p>0.97</text:p>
          </table:table-cell>
          <table:table-cell table:style-name="ce7" table:formula="of:=[.L146] + [.M146] * [.H151]" office:value-type="float" office:value="0.0470710200466297" calcext:value-type="float">
            <text:p>0.04707102</text:p>
          </table:table-cell>
          <table:table-cell table:style-name="ce7" table:formula="of:=[.N146] * 4 * ([.A131]-1985)" office:value-type="float" office:value="5.46023832540905" calcext:value-type="float">
            <text:p>5.4602383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47]" office:value-type="float" office:value="30" calcext:value-type="float">
            <text:p>30</text:p>
          </table:table-cell>
          <table:table-cell table:formula="of:=2*[.E147]" office:value-type="float" office:value="60" calcext:value-type="float">
            <text:p>60</text:p>
          </table:table-cell>
          <table:table-cell table:formula="of:=(1-[.F153])^(1)*[.F153]" office:value-type="float" office:value="0.249835634451019" calcext:value-type="float">
            <text:p>0.2498356345</text:p>
          </table:table-cell>
          <table:table-cell table:formula="of:=[.G147]/[.G153]" office:value-type="float" office:value="0.254463902626902" calcext:value-type="float">
            <text:p>0.2544639026</text:p>
          </table:table-cell>
          <table:table-cell table:formula="of:=[.E152]*[.H147]" office:value-type="float" office:value="29.0088848994668" calcext:value-type="float">
            <text:p>29.0088848995</text:p>
          </table:table-cell>
          <table:table-cell table:formula="of:=([.E147]-[.I147])^2/[.I147]" office:value-type="float" office:value="0.033862354444483" calcext:value-type="float">
            <text:p>0.03386235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48]" office:value-type="float" office:value="13" calcext:value-type="float">
            <text:p>13</text:p>
          </table:table-cell>
          <table:table-cell table:formula="of:=3*[.E148]" office:value-type="float" office:value="39" calcext:value-type="float">
            <text:p>39</text:p>
          </table:table-cell>
          <table:table-cell table:formula="of:=(1-[.F153])^(2)*[.F153]" office:value-type="float" office:value="0.12812083818001" calcext:value-type="float">
            <text:p>0.1281208382</text:p>
          </table:table-cell>
          <table:table-cell table:formula="of:=[.G148]/[.G153]" office:value-type="float" office:value="0.130494309039437" calcext:value-type="float">
            <text:p>0.130494309</text:p>
          </table:table-cell>
          <table:table-cell table:formula="of:=[.E152]*[.H148]" office:value-type="float" office:value="14.8763512304958" calcext:value-type="float">
            <text:p>14.8763512305</text:p>
          </table:table-cell>
          <table:table-cell table:formula="of:=([.E148]-[.I148])^2/[.I148]" office:value-type="float" office:value="0.236663808593454" calcext:value-type="float">
            <text:p>0.236663808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49]" office:value-type="float" office:value="7" calcext:value-type="float">
            <text:p>7</text:p>
          </table:table-cell>
          <table:table-cell table:formula="of:=4*[.E149]" office:value-type="float" office:value="28" calcext:value-type="float">
            <text:p>28</text:p>
          </table:table-cell>
          <table:table-cell table:formula="of:=(1-[.F153])^(3)*[.F153]" office:value-type="float" office:value="0.0657029939384666" calcext:value-type="float">
            <text:p>0.0657029939</text:p>
          </table:table-cell>
          <table:table-cell table:formula="of:=[.G149]/[.G153]" office:value-type="float" office:value="0.0669201584817624" calcext:value-type="float">
            <text:p>0.0669201585</text:p>
          </table:table-cell>
          <table:table-cell table:formula="of:=[.E152]*[.H149]" office:value-type="float" office:value="7.62889806692092" calcext:value-type="float">
            <text:p>7.6288980669</text:p>
          </table:table-cell>
          <table:table-cell table:formula="of:=([.E149]-[.I149])^2/[.I149]" office:value-type="float" office:value="0.0518440245376748" calcext:value-type="float">
            <text:p>0.05184402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50]" office:value-type="float" office:value="7" calcext:value-type="float">
            <text:p>7</text:p>
          </table:table-cell>
          <table:table-cell table:formula="of:=5*[.E150]" office:value-type="float" office:value="35" calcext:value-type="float">
            <text:p>35</text:p>
          </table:table-cell>
          <table:table-cell table:formula="of:=(1-[.F153])^(4)*[.F153]" office:value-type="float" office:value="0.0336938430453675" calcext:value-type="float">
            <text:p>0.033693843</text:p>
          </table:table-cell>
          <table:table-cell table:formula="of:=[.G150]/[.G153]" office:value-type="float" office:value="0.0343180299906474" calcext:value-type="float">
            <text:p>0.03431803</text:p>
          </table:table-cell>
          <table:table-cell table:formula="of:=[.E152]*[.H150]" office:value-type="float" office:value="3.9122554189338" calcext:value-type="float">
            <text:p>3.9122554189</text:p>
          </table:table-cell>
          <table:table-cell table:formula="of:=([.E150]-[.I150])^2/[.I150]" office:value-type="float" office:value="2.43700003628648" calcext:value-type="float">
            <text:p>2.43700003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151]" office:value-type="float" office:value="18" calcext:value-type="float">
            <text:p>18</text:p>
          </table:table-cell>
          <table:table-cell table:formula="of:=(1-[.F153])^(5)*[.F153]" office:value-type="float" office:value="0.0172788938694192" calcext:value-type="float">
            <text:p>0.0172788939</text:p>
          </table:table-cell>
          <table:table-cell table:formula="of:=[.G151]/[.G153]" office:value-type="float" office:value="0.0175989897387936" calcext:value-type="float">
            <text:p>0.0175989897</text:p>
          </table:table-cell>
          <table:table-cell table:formula="of:=[.E152]*[.H151]" office:value-type="float" office:value="2.00628483022246" calcext:value-type="float">
            <text:p>2.0062848302</text:p>
          </table:table-cell>
          <table:table-cell table:formula="of:=([.E151]-[.I151])^2/[.I151]" office:value-type="float" office:value="0.492188259498778" calcext:value-type="float">
            <text:p>0.492188259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46:.E151])" office:value-type="float" office:value="114" calcext:value-type="float">
            <text:p>114</text:p>
          </table:table-cell>
          <table:table-cell table:formula="of:=SUM([.F146:.F151])/[.E152]" office:value-type="float" office:value="2.05263157894737" calcext:value-type="float">
            <text:p>2.0526315789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52]" office:value-type="float" office:value="0.487179487179487" calcext:value-type="float">
            <text:p>0.4871794872</text:p>
          </table:table-cell>
          <table:table-cell table:formula="of:=SUM([.G146:.G151])" office:value-type="float" office:value="0.981811690663769" calcext:value-type="float">
            <text:p>0.9818116907</text:p>
          </table:table-cell>
          <table:table-cell table:formula="of:=SUM([.H146:.H151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46:.J151])" office:value-type="float" office:value="3.3680773471302" calcext:value-type="float">
            <text:p>3.3680773471</text:p>
          </table:table-cell>
          <table:table-cell table:number-columns-repeated="5"/>
        </table:table-row>
        <table:table-row table:style-name="ro1">
          <table:table-cell/>
          <table:table-cell table:formula="of:=SUM([.B146:.B153])" office:value-type="float" office:value="116" calcext:value-type="float">
            <text:p>116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53];5)" office:value-type="float" office:value="0.643436277634508" calcext:value-type="float">
            <text:p>0.6434362776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Top:</text:p>
          </table:table-cell>
          <table:table-cell table:number-columns-repeated="2"/>
          <table:table-cell table:style-name="ce3" office:value-type="string" calcext:value-type="string">
            <text:p>Pooled, Top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]</text:p>
          </table:table-cell>
          <table:table-cell table:style-name="ce7" office:value-type="string" calcext:value-type="string">
            <text:p>E[#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formula="of:=1*[.E160]" office:value-type="float" office:value="45" calcext:value-type="float">
            <text:p>45</text:p>
          </table:table-cell>
          <table:table-cell table:formula="of:=(1-[.F167])^(0)*[.F167]" office:value-type="float" office:value="0.557142857142857" calcext:value-type="float">
            <text:p>0.5571428571</text:p>
          </table:table-cell>
          <table:table-cell table:formula="of:=[.G160]/[.G167]" office:value-type="float" office:value="0.561377697840738" calcext:value-type="float">
            <text:p>0.5613776978</text:p>
          </table:table-cell>
          <table:table-cell table:formula="of:=[.E166]*[.H160]" office:value-type="float" office:value="43.7874604315775" calcext:value-type="float">
            <text:p>43.7874604316</text:p>
          </table:table-cell>
          <table:table-cell table:formula="of:=([.E160]-[.I160])^2/[.I160]" office:value-type="float" office:value="0.0335770147548872" calcext:value-type="float">
            <text:p>0.0335770148</text:p>
          </table:table-cell>
          <table:table-cell/>
          <table:table-cell table:style-name="ce7" office:value-type="float" office:value="0.33" calcext:value-type="float">
            <text:p>0.33</text:p>
          </table:table-cell>
          <table:table-cell table:style-name="ce7" table:formula="of:=1-[.L160]" office:value-type="float" office:value="0.67" calcext:value-type="float">
            <text:p>0.67</text:p>
          </table:table-cell>
          <table:table-cell table:style-name="ce7" table:formula="of:=[.L160] + [.M160] * [.H160]" office:value-type="float" office:value="0.706123057553294" calcext:value-type="float">
            <text:p>0.7061230576</text:p>
          </table:table-cell>
          <table:table-cell table:style-name="ce7" table:formula="of:=[.N160] * 4 * ([.A157]-1985)" office:value-type="float" office:value="79.085782445969" calcext:value-type="float">
            <text:p>79.085782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61]" office:value-type="float" office:value="16" calcext:value-type="float">
            <text:p>16</text:p>
          </table:table-cell>
          <table:table-cell table:formula="of:=2*[.E161]" office:value-type="float" office:value="32" calcext:value-type="float">
            <text:p>32</text:p>
          </table:table-cell>
          <table:table-cell table:formula="of:=(1-[.F167])^(1)*[.F167]" office:value-type="float" office:value="0.246734693877551" calcext:value-type="float">
            <text:p>0.2467346939</text:p>
          </table:table-cell>
          <table:table-cell table:formula="of:=[.G161]/[.G167]" office:value-type="float" office:value="0.24861012332947" calcext:value-type="float">
            <text:p>0.2486101233</text:p>
          </table:table-cell>
          <table:table-cell table:formula="of:=[.E166]*[.H161]" office:value-type="float" office:value="19.3915896196986" calcext:value-type="float">
            <text:p>19.3915896197</text:p>
          </table:table-cell>
          <table:table-cell table:formula="of:=([.E161]-[.I161])^2/[.I161]" office:value-type="float" office:value="0.59318912858812" calcext:value-type="float">
            <text:p>0.593189128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62]" office:value-type="float" office:value="8" calcext:value-type="float">
            <text:p>8</text:p>
          </table:table-cell>
          <table:table-cell table:formula="of:=3*[.E162]" office:value-type="float" office:value="24" calcext:value-type="float">
            <text:p>24</text:p>
          </table:table-cell>
          <table:table-cell table:formula="of:=(1-[.F167])^(2)*[.F167]" office:value-type="float" office:value="0.109268221574344" calcext:value-type="float">
            <text:p>0.1092682216</text:p>
          </table:table-cell>
          <table:table-cell table:formula="of:=[.G162]/[.G167]" office:value-type="float" office:value="0.110098768903051" calcext:value-type="float">
            <text:p>0.1100987689</text:p>
          </table:table-cell>
          <table:table-cell table:formula="of:=[.E166]*[.H162]" office:value-type="float" office:value="8.58770397443796" calcext:value-type="float">
            <text:p>8.5877039744</text:p>
          </table:table-cell>
          <table:table-cell table:formula="of:=([.E162]-[.I162])^2/[.I162]" office:value-type="float" office:value="0.0402198262304197" calcext:value-type="float">
            <text:p>0.04021982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63]" office:value-type="float" office:value="7" calcext:value-type="float">
            <text:p>7</text:p>
          </table:table-cell>
          <table:table-cell table:formula="of:=4*[.E163]" office:value-type="float" office:value="28" calcext:value-type="float">
            <text:p>28</text:p>
          </table:table-cell>
          <table:table-cell table:formula="of:=(1-[.F167])^(3)*[.F167]" office:value-type="float" office:value="0.0483902124114952" calcext:value-type="float">
            <text:p>0.0483902124</text:p>
          </table:table-cell>
          <table:table-cell table:formula="of:=[.G163]/[.G167]" office:value-type="float" office:value="0.0487580262284939" calcext:value-type="float">
            <text:p>0.0487580262</text:p>
          </table:table-cell>
          <table:table-cell table:formula="of:=[.E166]*[.H163]" office:value-type="float" office:value="3.80312604582253" calcext:value-type="float">
            <text:p>3.8031260458</text:p>
          </table:table-cell>
          <table:table-cell table:formula="of:=([.E163]-[.I163])^2/[.I163]" office:value-type="float" office:value="2.68726383395162" calcext:value-type="float">
            <text:p>2.68726383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64]" office:value-type="float" office:value="1" calcext:value-type="float">
            <text:p>1</text:p>
          </table:table-cell>
          <table:table-cell table:formula="of:=5*[.E164]" office:value-type="float" office:value="5" calcext:value-type="float">
            <text:p>5</text:p>
          </table:table-cell>
          <table:table-cell table:formula="of:=(1-[.F167])^(4)*[.F167]" office:value-type="float" office:value="0.021429951210805" calcext:value-type="float">
            <text:p>0.0214299512</text:p>
          </table:table-cell>
          <table:table-cell table:formula="of:=[.G164]/[.G167]" office:value-type="float" office:value="0.0215928401869045" calcext:value-type="float">
            <text:p>0.0215928402</text:p>
          </table:table-cell>
          <table:table-cell table:formula="of:=[.E166]*[.H164]" office:value-type="float" office:value="1.68424153457855" calcext:value-type="float">
            <text:p>1.6842415346</text:p>
          </table:table-cell>
          <table:table-cell table:formula="of:=([.E164]-[.I164])^2/[.I164]" office:value-type="float" office:value="0.277980603155925" calcext:value-type="float">
            <text:p>0.277980603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65]" office:value-type="float" office:value="1" calcext:value-type="float">
            <text:p>1</text:p>
          </table:table-cell>
          <table:table-cell table:formula="of:=6*[.E165]" office:value-type="float" office:value="6" calcext:value-type="float">
            <text:p>6</text:p>
          </table:table-cell>
          <table:table-cell table:formula="of:=(1-[.F167])^(5)*[.F167]" office:value-type="float" office:value="0.00949040696478508" calcext:value-type="float">
            <text:p>0.009490407</text:p>
          </table:table-cell>
          <table:table-cell table:formula="of:=[.G165]/[.G167]" office:value-type="float" office:value="0.0095625435113434" calcext:value-type="float">
            <text:p>0.0095625435</text:p>
          </table:table-cell>
          <table:table-cell table:formula="of:=[.E166]*[.H165]" office:value-type="float" office:value="0.745878393884785" calcext:value-type="float">
            <text:p>0.7458783939</text:p>
          </table:table-cell>
          <table:table-cell table:formula="of:=([.E165]-[.I165])^2/[.I165]" office:value-type="float" office:value="0.0865795164788641" calcext:value-type="float">
            <text:p>0.086579516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60:.E165])" office:value-type="float" office:value="78" calcext:value-type="float">
            <text:p>78</text:p>
          </table:table-cell>
          <table:table-cell table:formula="of:=SUM([.F160:.F165])/[.E166]" office:value-type="float" office:value="1.7948717948718" calcext:value-type="float">
            <text:p>1.7948717949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66]" office:value-type="float" office:value="0.557142857142857" calcext:value-type="float">
            <text:p>0.5571428571</text:p>
          </table:table-cell>
          <table:table-cell table:formula="of:=SUM([.G160:.G165])" office:value-type="float" office:value="0.992456343181838" calcext:value-type="float">
            <text:p>0.9924563432</text:p>
          </table:table-cell>
          <table:table-cell table:formula="of:=SUM([.H160:.H165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60:.J165])" office:value-type="float" office:value="3.71880992315984" calcext:value-type="float">
            <text:p>3.7188099232</text:p>
          </table:table-cell>
          <table:table-cell table:number-columns-repeated="5"/>
        </table:table-row>
        <table:table-row table:style-name="ro1">
          <table:table-cell/>
          <table:table-cell table:formula="of:=SUM([.B160:.B167])" office:value-type="float" office:value="112" calcext:value-type="float">
            <text:p>112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67];5)" office:value-type="float" office:value="0.59056727060083" calcext:value-type="float">
            <text:p>0.59056727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Pooled, Bottom:</text:p>
          </table:table-cell>
          <table:table-cell table:number-columns-repeated="2"/>
          <table:table-cell table:style-name="ce3" office:value-type="string" calcext:value-type="string">
            <text:p>Pooled, Bottom: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/>
          <table:table-cell table:style-name="ce4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table:style-name="ce7" office:value-type="string" calcext:value-type="string">
            <text:p>Pr[choose 11]</text:p>
          </table:table-cell>
          <table:table-cell table:style-name="ce7" office:value-type="string" calcext:value-type="string">
            <text:p>Pr[use trunc geom]</text:p>
          </table:table-cell>
          <table:table-cell table:style-name="ce7" office:value-type="string" calcext:value-type="string">
            <text:p>Total Pr[11]</text:p>
          </table:table-cell>
          <table:table-cell table:style-name="ce7" office:value-type="string" calcext:value-type="string">
            <text:p>E[#11 in total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172]" office:value-type="float" office:value="52" calcext:value-type="float">
            <text:p>52</text:p>
          </table:table-cell>
          <table:table-cell table:formula="of:=1*[.E172]" office:value-type="float" office:value="52" calcext:value-type="float">
            <text:p>52</text:p>
          </table:table-cell>
          <table:table-cell table:formula="of:=(1-[.F179])^(0)*[.F179]" office:value-type="float" office:value="0.482456140350877" calcext:value-type="float">
            <text:p>0.4824561404</text:p>
          </table:table-cell>
          <table:table-cell table:formula="of:=[.G172]/[.G179]" office:value-type="float" office:value="0.49190910032324" calcext:value-type="float">
            <text:p>0.4919091003</text:p>
          </table:table-cell>
          <table:table-cell table:formula="of:=[.E178]*[.H172]" office:value-type="float" office:value="54.1100010355564" calcext:value-type="float">
            <text:p>54.1100010356</text:p>
          </table:table-cell>
          <table:table-cell table:formula="of:=([.E172]-[.I172])^2/[.I172]" office:value-type="float" office:value="0.0822787707419072" calcext:value-type="float">
            <text:p>0.0822787707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style-name="ce7" table:formula="of:=1-[.L172]" office:value-type="float" office:value="0.97" calcext:value-type="float">
            <text:p>0.97</text:p>
          </table:table-cell>
          <table:table-cell table:style-name="ce7" table:formula="of:=[.L172] + [.M172] * [.H177]" office:value-type="float" office:value="0.047717090063455" calcext:value-type="float">
            <text:p>0.0477170901</text:p>
          </table:table-cell>
          <table:table-cell table:style-name="ce7" table:formula="of:=[.N172] * 4 * ([.A157]-1985)" office:value-type="float" office:value="5.34431408710696" calcext:value-type="float">
            <text:p>5.3443140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173]" office:value-type="float" office:value="28" calcext:value-type="float">
            <text:p>28</text:p>
          </table:table-cell>
          <table:table-cell table:formula="of:=2*[.E173]" office:value-type="float" office:value="56" calcext:value-type="float">
            <text:p>56</text:p>
          </table:table-cell>
          <table:table-cell table:formula="of:=(1-[.F179])^(1)*[.F179]" office:value-type="float" office:value="0.249692212988612" calcext:value-type="float">
            <text:p>0.249692213</text:p>
          </table:table-cell>
          <table:table-cell table:formula="of:=[.G173]/[.G179]" office:value-type="float" office:value="0.254584534377817" calcext:value-type="float">
            <text:p>0.2545845344</text:p>
          </table:table-cell>
          <table:table-cell table:formula="of:=[.E178]*[.H173]" office:value-type="float" office:value="28.0042987815599" calcext:value-type="float">
            <text:p>28.0042987816</text:p>
          </table:table-cell>
          <table:table-cell table:formula="of:=([.E173]-[.I173])^2/[.I173]" office:value-type="float" office:value="0.000000659881650444654" calcext:value-type="float">
            <text:p>6.59881650444654E-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74]" office:value-type="float" office:value="13" calcext:value-type="float">
            <text:p>13</text:p>
          </table:table-cell>
          <table:table-cell table:formula="of:=3*[.E174]" office:value-type="float" office:value="39" calcext:value-type="float">
            <text:p>39</text:p>
          </table:table-cell>
          <table:table-cell table:formula="of:=(1-[.F179])^(2)*[.F179]" office:value-type="float" office:value="0.129226671634457" calcext:value-type="float">
            <text:p>0.1292266716</text:p>
          </table:table-cell>
          <table:table-cell table:formula="of:=[.G174]/[.G179]" office:value-type="float" office:value="0.13175866252887" calcext:value-type="float">
            <text:p>0.1317586625</text:p>
          </table:table-cell>
          <table:table-cell table:formula="of:=[.E178]*[.H174]" office:value-type="float" office:value="14.4934528781757" calcext:value-type="float">
            <text:p>14.4934528782</text:p>
          </table:table-cell>
          <table:table-cell table:formula="of:=([.E174]-[.I174])^2/[.I174]" office:value-type="float" office:value="0.153890278464278" calcext:value-type="float">
            <text:p>0.153890278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75]" office:value-type="float" office:value="7" calcext:value-type="float">
            <text:p>7</text:p>
          </table:table-cell>
          <table:table-cell table:formula="of:=4*[.E175]" office:value-type="float" office:value="28" calcext:value-type="float">
            <text:p>28</text:p>
          </table:table-cell>
          <table:table-cell table:formula="of:=(1-[.F179])^(3)*[.F179]" office:value-type="float" office:value="0.0668804704073067" calcext:value-type="float">
            <text:p>0.0668804704</text:p>
          </table:table-cell>
          <table:table-cell table:formula="of:=[.G175]/[.G179]" office:value-type="float" office:value="0.0681908867473978" calcext:value-type="float">
            <text:p>0.0681908867</text:p>
          </table:table-cell>
          <table:table-cell table:formula="of:=[.E178]*[.H175]" office:value-type="float" office:value="7.50099754221375" calcext:value-type="float">
            <text:p>7.5009975422</text:p>
          </table:table-cell>
          <table:table-cell table:formula="of:=([.E175]-[.I175])^2/[.I175]" office:value-type="float" office:value="0.0334620210034285" calcext:value-type="float">
            <text:p>0.0334620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76]" office:value-type="float" office:value="7" calcext:value-type="float">
            <text:p>7</text:p>
          </table:table-cell>
          <table:table-cell table:formula="of:=5*[.E176]" office:value-type="float" office:value="35" calcext:value-type="float">
            <text:p>35</text:p>
          </table:table-cell>
          <table:table-cell table:formula="of:=(1-[.F179])^(4)*[.F179]" office:value-type="float" office:value="0.0346135767897465" calcext:value-type="float">
            <text:p>0.0346135768</text:p>
          </table:table-cell>
          <table:table-cell table:formula="of:=[.G176]/[.G179]" office:value-type="float" office:value="0.0352917747201445" calcext:value-type="float">
            <text:p>0.0352917747</text:p>
          </table:table-cell>
          <table:table-cell table:formula="of:=[.E178]*[.H176]" office:value-type="float" office:value="3.88209521921589" calcext:value-type="float">
            <text:p>3.8820952192</text:p>
          </table:table-cell>
          <table:table-cell table:formula="of:=([.E176]-[.I176])^2/[.I176]" office:value-type="float" office:value="2.50414522908069" calcext:value-type="float">
            <text:p>2.50414522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6*[.E177]" office:value-type="float" office:value="18" calcext:value-type="float">
            <text:p>18</text:p>
          </table:table-cell>
          <table:table-cell table:formula="of:=(1-[.F179])^(5)*[.F179]" office:value-type="float" office:value="0.0179140441280267" calcext:value-type="float">
            <text:p>0.0179140441</text:p>
          </table:table-cell>
          <table:table-cell table:formula="of:=[.G177]/[.G179]" office:value-type="float" office:value="0.0182650413025309" calcext:value-type="float">
            <text:p>0.0182650413</text:p>
          </table:table-cell>
          <table:table-cell table:formula="of:=[.E178]*[.H177]" office:value-type="float" office:value="2.0091545432784" calcext:value-type="float">
            <text:p>2.0091545433</text:p>
          </table:table-cell>
          <table:table-cell table:formula="of:=([.E177]-[.I177])^2/[.I177]" office:value-type="float" office:value="0.488650672687351" calcext:value-type="float">
            <text:p>0.48865067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E172:.E177])" office:value-type="float" office:value="110" calcext:value-type="float">
            <text:p>110</text:p>
          </table:table-cell>
          <table:table-cell table:formula="of:=SUM([.F172:.F177])/[.E178]" office:value-type="float" office:value="2.07272727272727" calcext:value-type="float">
            <text:p>2.072727272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1/[.F178]" office:value-type="float" office:value="0.482456140350877" calcext:value-type="float">
            <text:p>0.4824561404</text:p>
          </table:table-cell>
          <table:table-cell table:formula="of:=SUM([.G172:.G177])" office:value-type="float" office:value="0.980783116299026" calcext:value-type="float">
            <text:p>0.9807831163</text:p>
          </table:table-cell>
          <table:table-cell table:formula="of:=SUM([.H172:.H177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J172:.J177])" office:value-type="float" office:value="3.2624276318593" calcext:value-type="float">
            <text:p>3.2624276319</text:p>
          </table:table-cell>
          <table:table-cell table:number-columns-repeated="5"/>
        </table:table-row>
        <table:table-row table:style-name="ro1">
          <table:table-cell/>
          <table:table-cell table:formula="of:=SUM([.B172:.B179])" office:value-type="float" office:value="112" calcext:value-type="float">
            <text:p>112</text:p>
          </table:table-cell>
          <table:table-cell table:number-columns-repeated="6"/>
          <table:table-cell office:value-type="string" calcext:value-type="string">
            <text:p>p-value:</text:p>
          </table:table-cell>
          <table:table-cell table:formula="of:=LEGACY.CHIDIST([.J179];5)" office:value-type="float" office:value="0.659598720951746" calcext:value-type="float">
            <text:p>0.6595987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6:27:17.985190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7:23:56.051837044</dc:date>
    <meta:editing-duration>PT15H15M52S</meta:editing-duration>
    <meta:editing-cycles>18</meta:editing-cycles>
    <meta:generator>LibreOffice/5.1.6.2$Linux_X86_64 LibreOffice_project/10m0$Build-2</meta:generator>
    <meta:document-statistic meta:table-count="2" meta:cell-count="1636" meta:object-count="0"/>
  </office:meta>
</office:document-meta>
</file>